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FC00000189D980012FEBDC80C4.png" manifest:media-type="image/png"/>
  <manifest:file-entry manifest:full-path="Pictures/100000000000011D0000013DF9794F27AA1E680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entury" svg:font-family="Centur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apyrus" svg:font-family="Papyrus" style:font-family-generic="script" style:font-pitch="variable"/>
    <style:font-face style:name="Bahnschrift Light Condensed" svg:font-family="'Bahnschrift Light Condensed'" style:font-adornments="Light Condensed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000000" draw:opacity="20%"/>
    </style:style>
    <style:style style:name="gr3" style:family="graphic" style:parent-style-name="standard">
      <style:graphic-properties draw:stroke="none" draw:fill="solid" draw:fill-color="#111111"/>
    </style:style>
    <style:style style:name="gr4" style:family="graphic" style:parent-style-name="standard">
      <style:graphic-properties draw:stroke="none" draw:fill="solid" draw:fill-color="#ff6347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2.495cm" fo:min-width="21.889cm" draw:shadow-opacity="100%"/>
      <style:paragraph-properties style:writing-mode="lr-tb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2.495cm" fo:min-width="21.888cm" draw:shadow-opacity="100%"/>
      <style:paragraph-properties style:writing-mode="lr-tb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2.495cm" fo:min-width="36.481cm" draw:shadow-opacity="100%"/>
      <style:paragraph-properties style:writing-mode="lr-tb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2.495cm" fo:min-width="32.311cm" draw:shadow-opacity="100%"/>
      <style:paragraph-properties style:writing-mode="lr-tb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1.497cm" fo:min-width="37.523cm" draw:shadow-opacity="100%"/>
      <style:paragraph-properties style:writing-mode="lr-tb"/>
    </style:style>
    <style:style style:name="gr10" style:family="graphic" style:parent-style-name="standard">
      <style:graphic-properties svg:stroke-color="#000000" draw:fill-color="#000000" draw:textarea-horizontal-align="justify" draw:textarea-vertical-align="middle" draw:auto-grow-height="false" fo:min-height="2.496cm" fo:min-width="21.888cm" draw:shadow-opacity="100%"/>
      <style:paragraph-properties style:writing-mode="lr-tb"/>
    </style:style>
    <style:style style:name="gr1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solid" draw:fill-color="#000000"/>
    </style:style>
    <style:style style:name="gr1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219cm, 0cm)" draw:image-opacity="100%" style:mirror="none"/>
    </style:style>
    <style:style style:name="gr14" style:family="graphic" style:parent-style-name="standard">
      <style:graphic-properties svg:stroke-color="#000000" draw:fill-color="#000000" draw:textarea-horizontal-align="justify" draw:textarea-vertical-align="middle" draw:auto-grow-height="false" fo:min-height="9.25cm" fo:min-width="1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00000" draw:opacity="20%"/>
    </style:style>
    <style:style style:name="P3" style:family="paragraph">
      <loext:graphic-properties draw:fill="solid" draw:fill-color="#111111"/>
    </style:style>
    <style:style style:name="P4" style:family="paragraph">
      <loext:graphic-properties draw:fill="solid" draw:fill-color="#ff6347"/>
    </style:style>
    <style:style style:name="P5" style:family="paragraph">
      <style:paragraph-properties fo:text-align="center" style:writing-mode="lr-tb"/>
      <style:text-properties style:font-name="Bahnschrift Light Condensed" fo:font-size="22pt" style:font-size-asian="22pt" style:font-size-complex="22pt"/>
    </style:style>
    <style:style style:name="P6" style:family="paragraph">
      <loext:graphic-properties draw:fill-color="#000000"/>
      <style:paragraph-properties fo:text-align="center" style:writing-mode="lr-tb"/>
      <style:text-properties style:font-name="Bahnschrift Light Condensed" fo:font-size="22pt" style:font-size-asian="22pt" style:font-size-complex="2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 draw:fill-color="#000000"/>
    </style:style>
    <style:style style:name="P9" style:family="paragraph">
      <style:paragraph-properties fo:text-align="center"/>
    </style:style>
    <style:style style:name="P10" style:family="paragraph">
      <loext:graphic-properties draw:fill-color="#000000"/>
      <style:paragraph-properties fo:text-align="center"/>
      <style:text-properties fo:color="#ffffff" loext:opacity="100%" fo:font-size="72pt" style:font-size-asian="72pt" style:font-size-complex="72pt"/>
    </style:style>
    <style:style style:name="T1" style:family="text">
      <style:text-properties style:font-name="Bahnschrift Light Condensed" fo:font-size="22pt" style:font-size-asian="22pt" style:font-size-complex="22pt"/>
    </style:style>
    <style:style style:name="T2" style:family="text">
      <style:text-properties fo:color="#ffffff" loext:opacity="100%" fo:font-size="72pt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18.748cm" svg:height="102.647cm" svg:x="0.078cm" svg:y="0.034cm" svg:viewBox="0 0 118749 102648" draw:points="0,102648 118749,102648 118749,0 0,0">
          <text:p/>
        </draw:polygon>
        <draw:polygon draw:style-name="gr2" draw:text-style-name="P2" draw:layer="layout" svg:width="118.897cm" svg:height="102.785cm" svg:x="0.002cm" svg:y="-0.036cm" svg:viewBox="0 0 118898 102786" draw:points="0,102786 118898,102786 118898,0 0,0">
          <text:p/>
        </draw:polygon>
        <draw:polygon draw:style-name="gr1" draw:text-style-name="P1" draw:layer="layout" svg:width="118.748cm" svg:height="102.647cm" svg:x="0.078cm" svg:y="0.034cm" svg:viewBox="0 0 118749 102648" draw:points="0,102648 118749,102648 118749,0 0,0">
          <text:p/>
        </draw:polygon>
        <draw:polygon draw:style-name="gr1" draw:text-style-name="P1" draw:layer="layout" svg:width="118.748cm" svg:height="102.647cm" svg:x="0.078cm" svg:y="0.034cm" svg:viewBox="0 0 118749 102648" draw:points="0,102648 118749,102648 118749,0 0,0">
          <text:p/>
        </draw:polygon>
        <draw:polygon draw:style-name="gr3" draw:text-style-name="P3" draw:layer="layout" svg:width="118.896cm" svg:height="10.575cm" svg:x="0.002cm" svg:y="0.102cm" svg:viewBox="0 0 118897 10576" draw:points="0,10576 118897,10576 118897,0 0,0">
          <text:p/>
        </draw:polygon>
        <draw:polygon draw:style-name="gr1" draw:text-style-name="P1" draw:layer="layout" svg:width="118.528cm" svg:height="0.069cm" svg:x="0.002cm" svg:y="0.102cm" svg:viewBox="0 0 118529 70" draw:points="0,70 118529,70 118529,0 0,0">
          <text:p/>
        </draw:polygon>
        <draw:polygon draw:style-name="gr1" draw:text-style-name="P1" draw:layer="layout" svg:width="118.528cm" svg:height="0.071cm" svg:x="0.002cm" svg:y="10.606cm" svg:viewBox="0 0 118529 72" draw:points="0,72 118529,72 118529,0 0,0">
          <text:p/>
        </draw:polygon>
        <draw:polygon draw:style-name="gr1" draw:text-style-name="P1" draw:layer="layout" svg:width="0.076cm" svg:height="10.575cm" svg:x="0.002cm" svg:y="0.102cm" svg:viewBox="0 0 77 10576" draw:points="0,10576 77,10576 77,0 0,0">
          <text:p/>
        </draw:polygon>
        <draw:polygon draw:style-name="gr1" draw:text-style-name="P1" draw:layer="layout" svg:width="0.074cm" svg:height="10.575cm" svg:x="118.456cm" svg:y="0.102cm" svg:viewBox="0 0 75 10576" draw:points="0,10576 75,10576 75,0 0,0">
          <text:p/>
        </draw:polygon>
        <draw:polygon draw:style-name="gr3" draw:text-style-name="P3" draw:layer="layout" svg:width="10.34cm" svg:height="4.806cm" svg:x="107.527cm" svg:y="2.3cm" svg:viewBox="0 0 10341 4807" draw:points="0,4807 10341,4807 10341,0 0,0">
          <text:p/>
        </draw:polygon>
        <draw:polygon draw:style-name="gr1" draw:text-style-name="P1" draw:layer="layout" svg:width="10.34cm" svg:height="0.069cm" svg:x="107.527cm" svg:y="2.3cm" svg:viewBox="0 0 10341 70" draw:points="0,70 10341,70 10341,0 0,0">
          <text:p/>
        </draw:polygon>
        <draw:polygon draw:style-name="gr1" draw:text-style-name="P1" draw:layer="layout" svg:width="10.34cm" svg:height="0.069cm" svg:x="107.527cm" svg:y="7.037cm" svg:viewBox="0 0 10341 70" draw:points="0,70 10341,70 10341,0 0,0">
          <text:p/>
        </draw:polygon>
        <draw:polygon draw:style-name="gr1" draw:text-style-name="P1" draw:layer="layout" svg:width="0.074cm" svg:height="4.806cm" svg:x="107.527cm" svg:y="2.3cm" svg:viewBox="0 0 75 4807" draw:points="0,4807 75,4807 75,0 0,0">
          <text:p/>
        </draw:polygon>
        <draw:polygon draw:style-name="gr1" draw:text-style-name="P1" draw:layer="layout" svg:width="0.076cm" svg:height="4.806cm" svg:x="117.791cm" svg:y="2.3cm" svg:viewBox="0 0 77 4807" draw:points="0,4807 77,4807 77,0 0,0">
          <text:p/>
        </draw:polygon>
        <draw:path draw:style-name="gr1" draw:text-style-name="P1" draw:layer="layout" svg:width="4.001cm" svg:height="0.778cm" svg:x="110.721cm" svg:y="4.279cm" svg:viewBox="0 0 4002 779" svg:d="M398 86c-90 0-161 27-212 79-50 55-75 127-75 222 0 92 27 168 79 224 53 55 124 84 212 84 113 0 199-53 257-158l90 43c-33 64-81 115-142 148-61 35-130 51-209 51-84 0-153-16-214-47-60-31-104-78-136-136-31-59-48-129-48-209 0-120 36-214 105-284 71-68 167-103 291-103 88 0 159 16 217 49 59 31 101 78 128 140l-105 31c-18-43-48-78-90-101-42-22-92-33-148-33zM1400 479c0 99-23 177-71 226-48 48-119 74-209 74-92 0-161-26-207-78-46-51-71-127-71-222 0-201 94-302 280-302 96 0 165 23 211 72 44 49 67 127 67 230zM1292 479c0-82-13-140-40-175-25-37-67-57-128-57s-105 20-132 57-40 95-40 175c0 76 13 132 40 171 25 39 69 56 126 56 63 0 107-17 134-54 25-37 40-95 40-173zM1926 769v-368c0-39-4-70-13-90-8-21-21-37-37-46-19-8-44-14-80-14-50 0-90 16-117 47-29 33-44 78-44 134v337h-105v-458c0-68 0-109-2-122h99c0 0 0 6 0 13 2 8 2 18 2 28 0 9 0 29 2 56h2c23-39 50-68 81-84 32-17 72-25 118-25 69 0 119 16 150 47 32 33 49 84 49 157v388zM2426 765c-35 8-69 12-104 12-84 0-126-45-126-133v-387h-71v-68h75l32-131h69v131h115v68h-115v368c0 27 4 46 14 58 9 12 25 18 50 18 13 0 34-4 61-8zM2671 779c-61 0-109-16-140-47-32-29-46-72-46-125 0-60 21-107 63-140 41-31 111-49 205-50l140-2v-34c0-46-10-79-31-101-21-19-55-31-103-31-46 0-80 8-100 23-21 14-34 37-38 71l-109-10c17-103 100-156 251-156 78 0 136 18 176 51s61 81 61 144v251c0 27 4 48 10 64 9 14 23 21 46 21 11 0 23-2 36-3v60c-27 6-55 10-82 10-37 0-67-10-84-30-16-19-27-48-29-89h-4c-25 45-57 76-92 95-36 18-78 28-130 28zM2696 706c38 0 71-7 101-25 31-15 54-37 71-66 17-27 25-56 25-86v-46l-113 2c-48 0-86 5-111 13s-44 22-59 39c-12 18-21 41-21 70 0 31 11 57 30 74 19 16 44 25 77 25zM3249 475c0 78 12 134 40 171 27 39 67 57 119 57 38 0 69-10 94-28 25-19 40-48 44-85l107 6c-8 56-34 101-78 134s-98 49-163 49c-88 0-157-26-203-76-46-53-67-127-67-224 0-99 21-173 67-224 48-53 115-78 201-78 65 0 117 16 159 47s69 72 80 126l-107 8c-4-33-19-58-40-78-23-19-54-29-94-29-54 0-94 18-121 53-26 33-38 91-38 171zM4002 765c-33 8-69 12-104 12-84 0-126-45-126-133v-387h-71v-68h77l30-131h69v131h115v68h-115v368c0 27 4 46 15 58 10 12 27 18 52 18 12 0 31-4 58-8z">
          <text:p/>
        </draw:path>
        <draw:polygon draw:style-name="gr3" draw:text-style-name="P3" draw:layer="layout" svg:width="17.355cm" svg:height="10.299cm" svg:x="0.151cm" svg:y="0.034cm" svg:viewBox="0 0 17356 10300" draw:points="0,10300 17356,10300 17356,0 0,0">
          <text:p/>
        </draw:polygon>
        <draw:polygon draw:style-name="gr1" draw:text-style-name="P1" draw:layer="layout" svg:width="17.355cm" svg:height="0.069cm" svg:x="0.151cm" svg:y="0.034cm" svg:viewBox="0 0 17356 70" draw:points="0,70 17356,70 17356,0 0,0">
          <text:p/>
        </draw:polygon>
        <draw:polygon draw:style-name="gr1" draw:text-style-name="P1" draw:layer="layout" svg:width="17.355cm" svg:height="0.069cm" svg:x="0.151cm" svg:y="10.264cm" svg:viewBox="0 0 17356 70" draw:points="0,70 17356,70 17356,0 0,0">
          <text:p/>
        </draw:polygon>
        <draw:polygon draw:style-name="gr1" draw:text-style-name="P1" draw:layer="layout" svg:width="0.074cm" svg:height="10.299cm" svg:x="0.151cm" svg:y="0.034cm" svg:viewBox="0 0 75 10300" draw:points="0,10300 75,10300 75,0 0,0">
          <text:p/>
        </draw:polygon>
        <draw:polygon draw:style-name="gr1" draw:text-style-name="P1" draw:layer="layout" svg:width="0.074cm" svg:height="10.299cm" svg:x="17.431cm" svg:y="0.034cm" svg:viewBox="0 0 75 10300" draw:points="0,10300 75,10300 75,0 0,0">
          <text:p/>
        </draw:polygon>
        <draw:path draw:style-name="gr1" draw:text-style-name="P1" draw:layer="layout" svg:width="2.482cm" svg:height="0.986cm" svg:x="7.574cm" svg:y="4.837cm" svg:viewBox="0 0 2483 987" svg:d="M0 759v-759h111v675h410v84zM1168 467c0 101-23 179-71 228-48 50-119 76-209 76-93 0-162-28-208-80-48-51-71-127-71-224 0-200 94-302 281-302 96 0 165 26 211 74 44 49 67 125 67 228zM1059 467c0-80-12-138-37-175-28-37-70-55-130-55-61 0-105 18-132 55-27 39-40 95-40 175 0 76 13 134 40 173 25 39 69 59 125 59 63 0 107-20 134-57 26-39 40-97 40-175zM1534 987c-67 0-121-12-161-37-40-26-67-61-77-107l102-14c9 27 23 49 46 62 26 16 57 22 95 22 102 0 155-57 155-170v-93h-3c-18 37-46 66-79 86-34 17-75 27-122 27-75 0-131-23-167-70-36-49-54-125-54-226s18-177 58-226c38-50 96-74 176-74 44 0 84 10 115 28 32 19 57 46 76 79 0-9 2-27 2-54 2-27 4-41 6-43h98c-2 20-4 58-4 121v444c0 163-86 245-262 245zM1694 467c0-49-7-87-21-123-15-33-34-60-59-77-25-18-54-28-86-28-52 0-92 18-115 53-25 37-38 95-38 175 0 78 13 136 36 173 21 33 61 51 115 51 34 0 63-8 88-27 25-18 44-43 59-78 14-33 21-74 21-119zM2483 467c0 101-23 179-71 228-49 50-118 76-210 76s-161-28-207-80c-46-51-69-127-69-224 0-200 92-302 280-302 95 0 166 26 210 74 46 49 67 125 67 228zM2374 467c0-80-13-138-38-175s-69-55-130-55c-60 0-104 18-131 55-28 39-40 95-40 175 0 76 12 134 40 173 27 39 69 59 125 59 63 0 107-20 134-57 27-39 40-97 40-175z">
          <text:p/>
        </draw:path>
        <draw:polygon draw:style-name="gr3" draw:text-style-name="P3" draw:layer="layout" svg:width="92.091cm" svg:height="80.814cm" svg:x="13.073cm" svg:y="10.196cm" svg:viewBox="0 0 92092 80815" draw:points="0,80815 92092,80815 92092,0 0,0">
          <text:p/>
        </draw:polygon>
        <draw:polygon draw:style-name="gr1" draw:text-style-name="P1" draw:layer="layout" svg:width="92.091cm" svg:height="0.069cm" svg:x="13.073cm" svg:y="10.196cm" svg:viewBox="0 0 92092 70" draw:points="0,70 92092,70 92092,0 0,0">
          <text:p/>
        </draw:polygon>
        <draw:polygon draw:style-name="gr1" draw:text-style-name="P1" draw:layer="layout" svg:width="92.091cm" svg:height="0.073cm" svg:x="13.073cm" svg:y="90.938cm" svg:viewBox="0 0 92092 74" draw:points="0,74 92092,74 92092,0 0,0">
          <text:p/>
        </draw:polygon>
        <draw:polygon draw:style-name="gr1" draw:text-style-name="P1" draw:layer="layout" svg:width="0.076cm" svg:height="80.814cm" svg:x="13.073cm" svg:y="10.196cm" svg:viewBox="0 0 77 80815" draw:points="0,80815 77,80815 77,0 0,0">
          <text:p/>
        </draw:polygon>
        <draw:polygon draw:style-name="gr1" draw:text-style-name="P1" draw:layer="layout" svg:width="0.074cm" svg:height="80.814cm" svg:x="105.09cm" svg:y="10.196cm" svg:viewBox="0 0 75 80815" draw:points="0,80815 75,80815 75,0 0,0">
          <text:p/>
        </draw:polygon>
        <draw:polygon draw:style-name="gr1" draw:text-style-name="P1" draw:layer="layout" svg:width="59.155cm" svg:height="5.013cm" svg:x="31.61cm" svg:y="28.115cm" svg:viewBox="0 0 59156 5014" draw:points="0,5014 59156,5014 59156,0 0,0">
          <text:p/>
        </draw:polygon>
        <draw:polygon draw:style-name="gr1" draw:text-style-name="P1" draw:layer="layout" svg:width="59.155cm" svg:height="0.069cm" svg:x="31.61cm" svg:y="28.115cm" svg:viewBox="0 0 59156 70" draw:points="0,70 59156,70 59156,0 0,0">
          <text:p/>
        </draw:polygon>
        <draw:polygon draw:style-name="gr1" draw:text-style-name="P1" draw:layer="layout" svg:width="59.155cm" svg:height="0.069cm" svg:x="31.61cm" svg:y="33.058cm" svg:viewBox="0 0 59156 70" draw:points="0,70 59156,70 59156,0 0,0">
          <text:p/>
        </draw:polygon>
        <draw:polygon draw:style-name="gr1" draw:text-style-name="P1" draw:layer="layout" svg:width="0.074cm" svg:height="5.013cm" svg:x="31.61cm" svg:y="28.115cm" svg:viewBox="0 0 75 5014" draw:points="0,5014 75,5014 75,0 0,0">
          <text:p/>
        </draw:polygon>
        <draw:polygon draw:style-name="gr1" draw:text-style-name="P1" draw:layer="layout" svg:width="0.076cm" svg:height="5.013cm" svg:x="90.688cm" svg:y="28.115cm" svg:viewBox="0 0 77 5014" draw:points="0,5014 77,5014 77,0 0,0">
          <text:p/>
        </draw:polygon>
        <draw:path draw:style-name="gr3" draw:text-style-name="P3" draw:layer="layout" svg:width="2.132cm" svg:height="0.768cm" svg:x="60.129cm" svg:y="30.242cm" svg:viewBox="0 0 2133 769" svg:d="M389 86v673h-108v-673h-281v-86h672v86zM726 489c0 66 15 116 44 153 30 37 74 55 130 55 44 0 82-10 109-26 25-17 44-38 54-64l93 26c-38 91-124 136-256 136-92 0-163-26-211-76-48-53-74-127-74-228 0-97 26-169 74-220 48-52 117-78 207-78 184 0 274 104 274 308v14zM1063 415c-6-61-21-106-50-135-27-27-67-43-119-43-50 0-90 16-119 49-30 31-47 74-49 129zM1685 759l-167-239-170 239h-111l222-298-211-282h113l157 224 155-224h115l-212 280 224 300zM2133 755c-33 8-69 12-105 12-83 0-125-45-125-133v-387h-71v-68h77l29-132h70v132h115v68h-115v368c0 27 4 47 14 58 11 12 27 18 50 18 15 0 36-4 61-8z">
          <text:p/>
        </draw:path>
        <draw:polygon draw:style-name="gr3" draw:text-style-name="P3" draw:layer="layout" svg:width="118.97cm" svg:height="17.029cm" svg:x="-0.071cm" svg:y="10.332cm" svg:viewBox="0 0 118971 17030" draw:points="0,17030 118971,17030 118971,0 0,0">
          <text:p/>
        </draw:polygon>
        <draw:polygon draw:style-name="gr1" draw:text-style-name="P1" draw:layer="layout" svg:width="118.675cm" svg:height="0.069cm" svg:x="-0.071cm" svg:y="10.332cm" svg:viewBox="0 0 118676 70" draw:points="0,70 118676,70 118676,0 0,0">
          <text:p/>
        </draw:polygon>
        <draw:polygon draw:style-name="gr1" draw:text-style-name="P1" draw:layer="layout" svg:width="118.675cm" svg:height="0.069cm" svg:x="-0.071cm" svg:y="27.291cm" svg:viewBox="0 0 118676 70" draw:points="0,70 118676,70 118676,0 0,0">
          <text:p/>
        </draw:polygon>
        <draw:polygon draw:style-name="gr1" draw:text-style-name="P1" draw:layer="layout" svg:width="0.074cm" svg:height="17.029cm" svg:x="118.529cm" svg:y="10.332cm" svg:viewBox="0 0 75 17030" draw:points="0,17030 75,17030 75,0 0,0">
          <text:p/>
        </draw:polygon>
        <draw:path draw:style-name="gr1" draw:text-style-name="P1" draw:layer="layout" svg:width="11.127cm" svg:height="1.027cm" svg:x="53.732cm" svg:y="18.461cm" svg:viewBox="0 0 11128 1028" svg:d="M0 798v-757h109v757zM661 798v-370c0-56-8-95-25-117-16-21-46-31-90-31s-77 16-104 47c-25 31-38 76-38 132v339h-105v-459c0-67 0-107-2-123h99c0 2 0 6 0 14 2 7 2 17 2 27 0 12 0 31 2 58h2c21-41 48-70 75-85 30-16 65-24 107-24 46 0 84 8 111 26 29 17 48 44 59 83 23-39 48-66 79-83 32-18 67-26 111-26 63 0 109 16 138 47 30 31 42 84 42 156v389h-102v-370c0-56-9-95-23-117-17-21-49-31-90-31-47 0-82 16-107 47s-38 76-38 132v339zM1440 810c-60 0-109-16-140-47s-46-72-46-127c0-60 21-107 63-140 42-31 111-48 205-52l140-2v-31c0-47-10-82-31-102-21-21-57-31-103-31s-79 8-100 22c-23 15-34 39-38 72l-109-10c17-105 101-156 249-156 80 0 138 16 178 49s59 82 59 146v251c0 29 4 51 12 64 9 16 23 22 46 22 11 0 21 0 36-2v60c-27 6-54 8-82 8-37 0-67-10-83-29-17-18-28-47-30-88h-4c-27 45-56 76-92 93-36 20-77 30-130 30zM1465 736c38 0 72-8 101-24 29-15 54-39 71-66 17-29 25-56 25-85v-51l-113 4c-48 2-86 6-111 13-25 10-46 24-58 41-13 18-21 41-21 70 0 32 10 55 29 72 17 18 44 26 77 26zM2175 1028c-67 0-121-14-161-39-42-24-67-61-80-105l105-14c6 27 23 47 46 62 23 14 54 22 94 22 103 0 155-57 155-170v-93h-2c-19 37-46 64-80 84-35 17-75 27-121 27-75 0-132-23-167-70-38-47-55-121-55-226 0-101 19-177 59-226 37-48 96-74 176-74 44 0 81 10 115 29 31 20 56 45 75 80 0-11 0-29 2-56 2-25 4-41 4-43h101c-2 19-4 60-4 121v443c0 166-88 248-262 248zM2334 506c0-47-8-88-21-123-15-33-33-58-58-77-26-18-55-28-86-28-55 0-92 18-118 53-23 37-35 95-35 175 0 82 10 138 33 173s63 53 118 53c33 0 60-10 88-27 25-20 43-45 58-78 13-33 21-72 21-121zM2675 527c0 69 15 119 44 154 30 37 74 55 130 55 46 0 82-8 109-26 27-15 44-37 54-62l92 23c-37 92-123 139-255 139-92 0-163-26-211-78-49-51-72-127-72-230 0-95 23-169 72-220 48-50 117-76 207-76 184 0 276 102 276 310v11zM3012 452c-4-61-21-106-48-133-29-29-69-43-121-43-50 0-90 16-120 47-29 31-46 74-48 129zM4124 798l-436-646 5 52 2 90v504h-99v-757h128l440 650c-5-70-7-123-7-154v-496h99v757zM4961 506c0 103-25 179-73 228-48 50-117 76-209 76s-162-26-208-78c-46-53-69-127-69-226 0-200 95-300 281-300 94 0 165 24 209 72 46 49 69 125 69 228zM4850 506c0-80-12-138-37-175-26-37-69-55-130-55s-105 18-130 55c-27 39-42 95-42 175 0 78 15 136 40 173 27 39 69 59 128 59 60 0 106-20 132-57 27-37 39-95 39-175zM5189 216v370c0 39 5 68 13 89 8 20 21 35 40 45 16 10 44 14 77 14 50 0 90-16 120-47 27-33 41-76 41-132v-339h105v457c0 69 0 111 4 125h-98c-2-2-2-6-2-14 0-7-2-17-2-27 0-12 0-29-2-58h-3c-23 41-50 68-81 85-32 16-71 26-117 26-69 0-120-18-151-49-32-31-46-84-46-158v-387zM6213 638c0 55-21 98-65 127-46 29-107 45-186 45-80 0-138-12-180-37-44-24-71-61-84-111l92-16c9 29 27 53 55 68 29 14 67 22 117 22 52 0 90-8 115-24 23-15 36-37 36-66 0-23-9-43-26-56-16-16-44-28-81-35l-76-20c-58-13-100-29-125-43-25-13-46-31-61-50-15-20-21-43-21-72 0-53 21-94 61-121 42-29 100-43 178-43 69 0 123 12 163 35 42 22 67 59 78 107l-93 12c-6-25-23-45-48-60-25-14-58-20-100-20-46 0-82 6-103 20-23 13-33 33-33 60 0 16 4 29 12 41 11 10 23 19 42 27 17 8 55 18 113 31 55 12 97 24 120 35 25 12 44 26 56 39 15 14 25 29 34 45 6 18 10 37 10 60zM6665 798v-446c0-41 0-85-2-136h99c2 66 4 105 4 119h2c17-51 35-84 56-101 23-20 53-28 92-28 15 0 28 2 42 4v90c-14-4-33-6-56-6-42 0-76 17-99 52-23 34-33 84-33 148v304zM7136 527c0 69 15 119 46 154 30 37 71 55 130 55 44 0 80-8 107-26 27-15 46-37 56-62l92 23c-37 92-123 139-255 139-94 0-163-26-211-78-49-51-74-127-74-230 0-95 25-169 74-220 48-50 117-76 207-76 182 0 276 102 276 310v11zM7475 452c-6-61-23-106-50-133-27-29-67-43-119-43-50 0-90 16-120 47-29 31-46 74-48 129zM7716 93v-93h103v93zM7819 870c0 56-11 95-34 121-23 23-58 37-105 37-29 0-54-2-73-6v-74l36 4c27 0 46-8 56-20 11-13 17-39 17-76v-640h103zM8505 506c0 103-23 179-71 228-48 50-117 76-209 76s-161-26-207-78c-47-53-70-127-70-226 0-200 93-300 281-300 94 0 165 24 209 72 46 49 67 125 67 228zM8396 506c0-80-12-138-37-175s-69-55-130-55-105 18-132 55c-27 39-40 95-40 175 0 78 13 136 40 173 27 39 69 59 126 59 62 0 106-20 134-57 27-37 39-95 39-175zM8635 93v-93h103v93zM8635 798v-582h103v582zM9292 798v-370c0-39-4-68-10-89-8-22-21-35-40-45-17-10-44-14-77-14-51 0-90 16-120 47-29 33-42 76-42 132v339h-104v-459c0-67-2-107-4-123h98c0 2 2 6 2 14 0 7 0 17 0 27 2 12 2 31 2 58h2c25-41 53-68 84-85 31-16 69-24 117-24 67 0 117 16 149 47 31 31 48 84 48 156v389zM9948 705c-19 37-44 64-78 79-31 18-71 26-117 26-80 0-136-26-174-74-38-51-56-125-56-228 0-202 77-302 230-302 48 0 86 8 119 24 32 15 57 41 76 76v-65-241h104v679c0 61 0 100 2 119h-98c-2-6-4-19-4-39-2-21-2-39-2-54zM9631 506c0 82 13 140 36 175s61 53 111 53c61 0 103-18 130-57s40-97 40-177c0-78-13-134-40-171-27-35-69-53-128-53-52 0-90 18-113 55-23 35-36 93-36 175zM10211 798v-446c0-41 0-85-2-136h97c4 66 6 105 6 119h2c17-51 35-84 56-101 23-20 53-28 93-28 12 0 27 2 41 4v90c-14-4-33-6-56-6-42 0-75 17-99 52-23 34-33 84-33 148v304zM10682 527c0 69 15 119 44 154 30 37 74 55 130 55 46 0 82-8 109-26 27-15 46-37 56-62l90 23c-37 92-121 139-255 139-92 0-161-26-209-78-48-51-74-127-74-230 0-95 26-169 74-220 48-50 117-76 207-76 182 0 274 102 274 310v11zM11021 452c-6-61-23-106-50-133-27-29-67-43-119-43-50 0-90 16-119 47-32 31-46 74-49 129z">
          <text:p/>
        </draw:path>
        <draw:polygon draw:style-name="gr3" draw:text-style-name="P3" draw:layer="layout" svg:width="118.748cm" svg:height="11.743cm" svg:x="0.151cm" svg:y="90.732cm" svg:viewBox="0 0 118749 11744" draw:points="0,11744 118749,11744 118749,0 0,0">
          <text:p/>
        </draw:polygon>
        <draw:polygon draw:style-name="gr1" draw:text-style-name="P1" draw:layer="layout" svg:width="118.748cm" svg:height="0.071cm" svg:x="0.151cm" svg:y="90.732cm" svg:viewBox="0 0 118749 72" draw:points="0,72 118749,72 118749,0 0,0">
          <text:p/>
        </draw:polygon>
        <draw:polygon draw:style-name="gr1" draw:text-style-name="P1" draw:layer="layout" svg:width="118.748cm" svg:height="0.069cm" svg:x="0.151cm" svg:y="102.406cm" svg:viewBox="0 0 118749 70" draw:points="0,70 118749,70 118749,0 0,0">
          <text:p/>
        </draw:polygon>
        <draw:polygon draw:style-name="gr1" draw:text-style-name="P1" draw:layer="layout" svg:width="0.074cm" svg:height="16.598cm" svg:x="95.051cm" svg:y="41.189cm" svg:viewBox="0 0 75 16599" draw:points="0,16599 75,16599 75,0 0,0">
          <text:p/>
        </draw:polygon>
        <draw:polygon draw:style-name="gr1" draw:text-style-name="P1" draw:layer="layout" svg:width="0.074cm" svg:height="11.743cm" svg:x="118.825cm" svg:y="90.732cm" svg:viewBox="0 0 75 11744" draw:points="0,11744 75,11744 75,0 0,0">
          <text:p/>
        </draw:polygon>
        <draw:path draw:style-name="gr1" draw:text-style-name="P1" draw:layer="layout" svg:width="8.102cm" svg:height="0.778cm" svg:x="55.497cm" svg:y="96.214cm" svg:viewBox="0 0 8103 779" svg:d="M630 237c0 72-25 129-75 172-51 41-117 62-205 62h-239v298h-111v-759h343c90 0 161 19 212 60 50 39 75 95 75 167zM519 239c0-97-63-146-190-146h-218v298h224c121 0 184-50 184-152zM802 769v-759h109v759zM1116 769v-759h617v83h-506v244h473v81h-473v267h529v84zM2604 380c0 77-15 147-48 208-34 58-80 103-138 134-61 31-130 47-210 47h-303v-759h268c138 0 245 33 320 97 76 64 111 156 111 273zM2495 380c0-94-29-166-83-215-57-48-137-72-241-72h-155v592h180c61 0 113-12 157-35 46-25 82-60 105-105 25-49 37-103 37-165zM3785 380c0 77-15 147-48 208-34 58-80 103-139 134-60 31-129 47-209 47h-303v-759h268c138 0 244 33 320 97 73 64 111 156 111 273zM3674 380c0-94-27-166-82-215-56-48-136-72-241-72h-154v592h180c60 0 113-12 157-35 46-25 79-60 104-105 25-49 36-103 36-165zM3938 769v-759h617v83h-506v244h471v81h-471v267h529v84zM5686 237c0 72-26 129-76 172-50 41-119 62-205 62h-241v298h-111v-759h346c90 0 161 19 211 60 50 39 76 95 76 167zM5575 239c0-97-63-146-191-146h-220v298h224c124 0 187-50 187-152zM6332 769l-92-222h-370l-94 222h-114l331-759h126l326 759zM6054 88l-4 15c-11 29-23 68-44 115l-103 247h304l-105-249c-10-25-21-53-31-84zM6508 383c0-120 34-216 105-284 71-66 169-99 299-99 88 0 161 14 218 41 56 29 100 74 132 136l-107 29c-23-43-54-74-94-93-42-20-92-29-153-29-92 0-165 25-213 78-51 52-76 126-76 221 0 98 27 174 80 230 52 55 125 82 217 82 55 0 103-8 149-22 46-15 84-37 111-62v-138h-241v-86h344v263c-44 41-97 72-160 95-60 22-129 34-203 34-85 0-159-16-219-47-61-31-109-78-141-136-33-61-48-131-48-213zM7463 769v-759h617v83h-506v244h471v81h-471v267h529v84z">
          <text:p/>
        </draw:path>
        <draw:polygon draw:style-name="gr1" draw:text-style-name="P1" draw:layer="layout" svg:width="25.626cm" svg:height="2.747cm" svg:x="34.122cm" svg:y="37.866cm" svg:viewBox="0 0 25627 2748" draw:points="0,2748 25627,2748 25627,0 0,0">
          <text:p/>
        </draw:polygon>
        <draw:polygon draw:style-name="gr1" draw:text-style-name="P1" draw:layer="layout" svg:width="25.626cm" svg:height="0.069cm" svg:x="34.122cm" svg:y="37.866cm" svg:viewBox="0 0 25627 70" draw:points="0,70 25627,70 25627,0 0,0">
          <text:p/>
        </draw:polygon>
        <draw:polygon draw:style-name="gr1" draw:text-style-name="P1" draw:layer="layout" svg:width="25.626cm" svg:height="0.071cm" svg:x="34.122cm" svg:y="40.542cm" svg:viewBox="0 0 25627 72" draw:points="0,72 25627,72 25627,0 0,0">
          <text:p/>
        </draw:polygon>
        <draw:polygon draw:style-name="gr1" draw:text-style-name="P1" draw:layer="layout" svg:width="0.074cm" svg:height="2.747cm" svg:x="34.122cm" svg:y="37.866cm" svg:viewBox="0 0 75 2748" draw:points="0,2748 75,2748 75,0 0,0">
          <text:p/>
        </draw:polygon>
        <draw:polygon draw:style-name="gr1" draw:text-style-name="P1" draw:layer="layout" svg:width="0.074cm" svg:height="2.747cm" svg:x="59.673cm" svg:y="37.866cm" svg:viewBox="0 0 75 2748" draw:points="0,2748 75,2748 75,0 0,0">
          <text:p/>
        </draw:polygon>
        <draw:path draw:style-name="gr1" draw:text-style-name="P1" draw:layer="layout" svg:width="5.705cm" svg:height="0.92cm" svg:x="58.654cm" svg:y="34.28cm" svg:viewBox="0 0 5706 921" svg:d="M752 327c0 54-13 103-40 146-27 45-65 78-115 101-51 24-109 35-178 35h-229v300h-190v-853h410c109 0 195 24 254 71 58 48 88 114 88 200zM559 331c0-90-57-134-170-134h-199v274h204c54 0 94-12 123-35 29-25 42-60 42-105zM902 909v-500c0-37 0-66-2-90 0-23 0-45-2-64h174c0 8 2 29 4 66s4 60 4 74h2c17-47 34-78 48-97 13-18 30-33 49-41 18-10 44-14 71-14 23 0 42 2 56 8v142c-27-6-54-8-77-8-46 0-80 16-105 51-25 33-38 84-38 152v321zM1723 921c-107 0-189-30-245-88-57-58-84-142-84-255 0-107 29-191 86-247 59-59 140-88 245-88 100 0 178 31 230 94 55 62 80 153 80 272v6h-450c0 62 12 111 37 144 28 31 63 47 109 47 65 0 105-26 122-76l171 13c-48 117-148 178-301 178zM1723 350c-44 0-78 14-101 41s-35 66-35 117h272c-4-53-17-91-40-119-25-25-56-39-96-39zM1612 195v-20l165-175h168v25l-222 170zM2642 909v-366c0-115-42-173-128-173-42 0-77 17-105 52-27 35-41 82-41 137v350h-183v-508c0-35 0-62-2-86 0-21-2-43-2-60h174c0 8 2 29 4 62s4 55 4 68h2c26-50 55-85 93-109 37-21 81-33 134-33 75 0 131 22 171 65 40 42 59 105 59 186v415zM3678 582c0 105-33 189-96 247-63 60-151 92-262 92-109 0-195-32-257-92-63-60-95-142-95-247s32-189 95-249c62-61 148-90 261-90 115 0 201 29 262 88 61 58 92 142 92 251zM3485 582c0-78-12-134-41-169-28-35-65-53-118-53-111 0-165 74-165 222 0 72 13 128 40 165 27 39 65 57 117 57 111 0 167-74 167-222zM4247 909v-366c0-115-35-173-106-173-36 0-67 17-90 52s-34 80-34 137v350h-184v-508c0-35 0-62-2-86 0-21-2-43-2-60h173c0 8 3 29 5 62s4 55 4 68h2c23-50 50-85 84-109 33-21 73-33 121-33 107 0 172 47 195 142h4c23-50 52-87 86-109 33-21 75-33 127-33 70 0 120 22 157 65 36 42 53 105 53 186v415h-180v-366c0-115-36-173-107-173-36 0-65 15-88 48-23 32-33 76-38 133v358zM5369 662v-148h337v148z">
          <text:p/>
        </draw:path>
        <draw:path draw:style-name="gr1" draw:text-style-name="P1" draw:layer="layout" svg:width="2.806cm" svg:height="0.865cm" svg:x="58.654cm" svg:y="35.777cm" svg:viewBox="0 0 2807 866" svg:d="M557 854l-400-655c8 64 13 114 13 153v502h-170v-854h220l404 664c-9-61-13-117-13-166v-498h170v854zM1643 525c0 108-31 189-96 250-63 60-151 91-262 91-109 0-194-31-257-91-63-61-94-144-94-250 0-105 31-186 94-247 63-60 151-89 261-89 116 0 204 29 264 87 59 59 90 142 90 249zM1451 525c0-75-13-132-40-167s-67-52-119-52c-111 0-166 74-166 219 0 74 13 129 40 168 27 37 67 56 117 56 113 0 168-74 168-224zM2215 854v-365c0-117-36-174-107-174-36 0-67 18-90 53s-34 80-34 136v350h-184v-508c0-35 0-62 0-85-2-24-2-43-4-61h174c2 8 2 28 6 63 2 33 2 54 2 68h2c23-51 53-86 86-109 34-22 73-33 119-33 107 0 174 46 197 142h2c25-53 53-88 86-109 34-23 78-33 128-33 69 0 121 21 157 64 35 43 52 105 52 187v414h-180v-365c0-117-35-174-107-174-35 0-65 16-85 49-23 31-36 76-38 130v360z">
          <text:p/>
        </draw:path>
        <draw:polygon draw:style-name="gr1" draw:text-style-name="P1" draw:layer="layout" svg:width="25.628cm" svg:height="2.747cm" svg:x="63.585cm" svg:y="37.866cm" svg:viewBox="0 0 25629 2748" draw:points="0,2748 25629,2748 25629,0 0,0">
          <text:p/>
        </draw:polygon>
        <draw:polygon draw:style-name="gr1" draw:text-style-name="P1" draw:layer="layout" svg:width="25.628cm" svg:height="0.069cm" svg:x="63.585cm" svg:y="37.866cm" svg:viewBox="0 0 25629 70" draw:points="0,70 25629,70 25629,0 0,0">
          <text:p/>
        </draw:polygon>
        <draw:polygon draw:style-name="gr1" draw:text-style-name="P1" draw:layer="layout" svg:width="25.628cm" svg:height="0.071cm" svg:x="63.585cm" svg:y="40.542cm" svg:viewBox="0 0 25629 72" draw:points="0,72 25629,72 25629,0 0,0">
          <text:p/>
        </draw:polygon>
        <draw:polygon draw:style-name="gr1" draw:text-style-name="P1" draw:layer="layout" svg:width="0.076cm" svg:height="2.747cm" svg:x="63.585cm" svg:y="37.866cm" svg:viewBox="0 0 77 2748" draw:points="0,2748 77,2748 77,0 0,0">
          <text:p/>
        </draw:polygon>
        <draw:polygon draw:style-name="gr1" draw:text-style-name="P1" draw:layer="layout" svg:width="0.074cm" svg:height="2.747cm" svg:x="89.139cm" svg:y="37.866cm" svg:viewBox="0 0 75 2748" draw:points="0,2748 75,2748 75,0 0,0">
          <text:p/>
        </draw:polygon>
        <draw:path draw:style-name="gr1" draw:text-style-name="P1" draw:layer="layout" svg:width="4.519cm" svg:height="0.922cm" svg:x="34.157cm" svg:y="41.281cm" svg:viewBox="0 0 4520 923" svg:d="M708 315c0 80-30 144-86 191-57 47-134 72-231 72h-267v333h-124v-853h383c103 0 182 22 239 67 56 44 86 109 86 190zM582 315c0-109-71-165-214-165h-244v337h251c138 0 207-57 207-172zM881 911v-502c0-47-2-98-4-154h109c4 76 6 121 6 134h2c19-56 40-95 65-115 25-19 59-31 103-31 14 0 31 2 48 8v99c-17-4-38-6-63-6-48 0-86 18-111 57s-40 95-40 167v343zM1421 605c0 78 17 135 51 175 33 41 83 61 146 61 50 0 92-10 122-27 31-20 52-43 62-72l103 27c-42 103-138 154-287 154-105 0-182-30-236-86-55-58-82-144-82-259 0-107 27-191 82-247 54-59 131-88 232-88 207 0 310 117 310 349v13zM1802 522c-6-69-25-119-56-150-32-31-76-47-134-47-57 0-101 18-134 53-34 35-52 81-55 144zM1530 183v-12l140-171h134v16l-215 167zM2529 911v-417c0-42-4-76-13-99-10-23-23-41-44-51-19-11-48-17-86-17-56 0-100 17-134 54-33 36-50 86-50 148v382h-115v-516c0-76-2-123-4-140h111c0 2 0 8 0 17 2 10 2 20 2 32 2 11 2 33 2 64h2c27-45 59-78 92-96 36-19 80-29 132-29 78 0 134 18 170 55 35 35 54 93 54 175v438zM3429 582c0 117-27 200-82 257-52 56-132 84-234 84-103 0-180-30-233-88-52-56-79-140-79-253 0-226 105-339 314-339 109 0 188 28 239 84 50 54 75 140 75 255zM3305 582c0-90-12-156-41-197-30-41-78-60-145-60-69 0-119 19-149 62-31 41-46 105-46 195 0 88 15 152 44 195 32 44 78 66 143 66 71 0 121-22 150-63 30-42 44-107 44-198zM3996 911v-417c0-62-10-105-29-130-19-23-52-37-101-37-50 0-88 17-117 54-29 36-44 84-44 148v382h-117v-516c0-76 0-123-2-140h109c2 2 2 8 2 17 0 10 0 20 2 32 0 11 2 33 2 64 27-47 54-78 88-97 31-18 71-28 119-28 53 0 94 10 126 29 31 22 52 53 65 96h2c23-45 52-76 88-96 33-19 75-29 125-29 72 0 124 18 157 55 32 35 49 93 49 175v438h-116v-417c0-62-10-105-29-130-19-23-52-37-102-37-51 0-90 17-120 54-29 36-42 84-42 148v382z">
          <text:p/>
        </draw:path>
        <draw:path draw:style-name="gr1" draw:text-style-name="P1" draw:layer="layout" svg:width="2.635cm" svg:height="0.863cm" svg:x="63.621cm" svg:y="41.34cm" svg:viewBox="0 0 2636 864" svg:d="M595 852l-490-725 2 58 4 101v566h-111v-852h144l494 732c-4-80-8-136-8-171v-561h113v852zM1549 525c0 115-27 199-82 255-54 57-131 84-234 84s-180-29-234-87c-53-57-80-141-80-252 0-227 107-340 316-340 109 0 186 27 237 84 52 54 77 140 77 256zM1426 525c0-91-15-157-44-198-28-41-76-60-145-60-67 0-117 19-148 62-30 41-44 105-44 196 0 86 14 150 44 193 31 45 77 66 142 66 69 0 119-21 151-62 29-43 44-107 44-197zM2114 852v-416c0-62-8-105-27-130-19-24-52-37-100-37-51 0-90 17-118 54-29 35-44 84-44 148v381h-117v-515c0-76 0-123-2-140h109c0 2 2 7 2 17s0 20 2 31c0 12 0 33 2 64 25-46 55-77 88-97 32-17 71-27 117-27 55 0 97 10 128 29 31 21 52 53 63 95h2c25-44 54-75 90-95 33-19 75-29 123-29 72 0 124 17 155 54 34 35 49 94 49 176v437h-116v-416c0-62-8-105-27-130-19-24-52-37-102-37-51 0-90 17-118 54-29 35-44 84-44 148v381z">
          <text:p/>
        </draw:path>
        <draw:polygon draw:style-name="gr1" draw:text-style-name="P1" draw:layer="layout" svg:width="22.969cm" svg:height="2.749cm" svg:x="34.046cm" svg:y="47.476cm" svg:viewBox="0 0 22970 2750" draw:points="0,2750 22970,2750 22970,0 0,0">
          <text:p/>
        </draw:polygon>
        <draw:polygon draw:style-name="gr1" draw:text-style-name="P1" draw:layer="layout" svg:width="22.969cm" svg:height="0.071cm" svg:x="34.046cm" svg:y="47.476cm" svg:viewBox="0 0 22970 72" draw:points="0,72 22970,72 22970,0 0,0">
          <text:p/>
        </draw:polygon>
        <draw:polygon draw:style-name="gr1" draw:text-style-name="P1" draw:layer="layout" svg:width="22.969cm" svg:height="0.071cm" svg:x="34.046cm" svg:y="50.154cm" svg:viewBox="0 0 22970 72" draw:points="0,72 22970,72 22970,0 0,0">
          <text:p/>
        </draw:polygon>
        <draw:polygon draw:style-name="gr1" draw:text-style-name="P1" draw:layer="layout" svg:width="0.076cm" svg:height="2.749cm" svg:x="34.046cm" svg:y="47.476cm" svg:viewBox="0 0 77 2750" draw:points="0,2750 77,2750 77,0 0,0">
          <text:p/>
        </draw:polygon>
        <draw:polygon draw:style-name="gr1" draw:text-style-name="P1" draw:layer="layout" svg:width="0.076cm" svg:height="2.749cm" svg:x="56.939cm" svg:y="47.476cm" svg:viewBox="0 0 77 2750" draw:points="0,2750 77,2750 77,0 0,0">
          <text:p/>
        </draw:polygon>
        <draw:path draw:style-name="gr1" draw:text-style-name="P1" draw:layer="layout" svg:width="3.87cm" svg:height="0.908cm" svg:x="34.061cm" svg:y="45.551cm" svg:viewBox="0 0 3871 909" svg:d="M0 897v-852h720v138h-527v216h487v138h-487v224h554v136zM862 650v-146h340v146zM1773 897v-366c0-114-36-171-107-171-37 0-67 18-90 53s-35 79-35 136v348h-182v-506c0-35-3-64-3-85 0-26-2-45-4-63h176c0 8 2 28 4 63 2 33 5 56 5 68h2c23-49 50-86 83-109 34-24 74-33 120-33 109 0 173 46 196 142h5c23-51 52-86 85-111 34-22 76-31 128-31 67 0 119 21 155 66 36 43 54 105 54 187v412h-182v-366c0-114-35-171-104-171-36 0-65 16-88 47-23 33-36 78-38 132v358zM2715 909c-67 0-121-16-159-51s-57-83-57-146c0-66 23-118 72-153 46-35 115-55 207-55l151-2v-33c0-43-9-76-23-95-17-22-42-31-80-31-33 0-59 5-73 21-19 14-30 37-32 72l-190-10c12-62 44-111 94-146 50-33 119-48 209-48 88 0 157 19 206 62 48 41 71 97 71 173v238c0 37 6 62 14 75 9 14 23 22 44 22 15 0 28-2 40-4v91c-10 2-21 4-29 6-9 2-17 4-25 6-9 2-19 2-28 4-10 0-20 0-33 0-46 0-82-10-103-31-23-22-35-53-39-94h-5c-50 86-127 129-232 129zM2929 596h-93c-43 3-73 7-92 13-18 8-31 18-41 33-9 14-13 33-13 57 0 31 6 54 23 70 15 15 38 23 63 23 29 0 54-8 77-23 23-14 42-33 57-59 12-27 19-52 19-81zM3305 125v-125h185v125zM3305 897v-654h185v654zM3686 897v-897h185v897z">
          <text:p/>
        </draw:path>
        <draw:polygon draw:style-name="gr1" draw:text-style-name="P1" draw:layer="layout" svg:width="22.967cm" svg:height="2.747cm" svg:x="63.661cm" svg:y="47.202cm" svg:viewBox="0 0 22968 2748" draw:points="0,2748 22968,2748 22968,0 0,0">
          <text:p/>
        </draw:polygon>
        <draw:polygon draw:style-name="gr1" draw:text-style-name="P1" draw:layer="layout" svg:width="22.967cm" svg:height="0.071cm" svg:x="63.661cm" svg:y="47.202cm" svg:viewBox="0 0 22968 72" draw:points="0,72 22968,72 22968,0 0,0">
          <text:p/>
        </draw:polygon>
        <draw:polygon draw:style-name="gr1" draw:text-style-name="P1" draw:layer="layout" svg:width="22.967cm" svg:height="0.069cm" svg:x="63.661cm" svg:y="49.88cm" svg:viewBox="0 0 22968 70" draw:points="0,70 22968,70 22968,0 0,0">
          <text:p/>
        </draw:polygon>
        <draw:polygon draw:style-name="gr1" draw:text-style-name="P1" draw:layer="layout" svg:width="0.074cm" svg:height="2.747cm" svg:x="63.661cm" svg:y="47.202cm" svg:viewBox="0 0 75 2748" draw:points="0,2748 75,2748 75,0 0,0">
          <text:p/>
        </draw:polygon>
        <draw:polygon draw:style-name="gr1" draw:text-style-name="P1" draw:layer="layout" svg:width="0.074cm" svg:height="2.747cm" svg:x="86.554cm" svg:y="47.202cm" svg:viewBox="0 0 75 2748" draw:points="0,2748 75,2748 75,0 0,0">
          <text:p/>
        </draw:polygon>
        <draw:polygon draw:style-name="gr1" draw:text-style-name="P1" draw:layer="layout" svg:width="22.967cm" svg:height="2.747cm" svg:x="34.195cm" svg:y="52.832cm" svg:viewBox="0 0 22968 2748" draw:points="0,2748 22968,2748 22968,0 0,0">
          <text:p/>
        </draw:polygon>
        <draw:polygon draw:style-name="gr1" draw:text-style-name="P1" draw:layer="layout" svg:width="22.967cm" svg:height="0.069cm" svg:x="34.195cm" svg:y="52.832cm" svg:viewBox="0 0 22968 70" draw:points="0,70 22968,70 22968,0 0,0">
          <text:p/>
        </draw:polygon>
        <draw:polygon draw:style-name="gr1" draw:text-style-name="P1" draw:layer="layout" svg:width="22.967cm" svg:height="0.069cm" svg:x="34.195cm" svg:y="55.51cm" svg:viewBox="0 0 22968 70" draw:points="0,70 22968,70 22968,0 0,0">
          <text:p/>
        </draw:polygon>
        <draw:polygon draw:style-name="gr1" draw:text-style-name="P1" draw:layer="layout" svg:width="0.074cm" svg:height="2.747cm" svg:x="34.195cm" svg:y="52.832cm" svg:viewBox="0 0 75 2748" draw:points="0,2748 75,2748 75,0 0,0">
          <text:p/>
        </draw:polygon>
        <draw:polygon draw:style-name="gr1" draw:text-style-name="P1" draw:layer="layout" svg:width="0.074cm" svg:height="2.747cm" svg:x="57.088cm" svg:y="52.832cm" svg:viewBox="0 0 75 2748" draw:points="0,2748 75,2748 75,0 0,0">
          <text:p/>
        </draw:polygon>
        <draw:path draw:style-name="gr1" draw:text-style-name="P1" draw:layer="layout" svg:width="14.248cm" svg:height="1.153cm" svg:x="34.258cm" svg:y="51.114cm" svg:viewBox="0 0 14249 1154" svg:d="M906 467c0 90-16 167-54 234-36 68-88 118-157 153-69 37-149 55-243 55s-174-18-243-53c-67-37-119-87-155-153-35-69-54-146-54-236 0-136 40-241 119-317 82-80 193-117 335-117 92 0 174 16 243 51 67 37 119 85 155 151 38 67 54 143 54 232zM781 467c0-105-29-189-86-249s-138-90-241-90c-104 0-186 30-243 90-56 58-85 142-85 249s29 193 88 255c56 62 136 93 238 93 107 0 186-31 243-91s86-146 86-257zM1668 568c0 226-85 341-259 341-55 0-99-10-132-27-36-18-65-47-88-88 0 14-2 33-2 58-2 26-4 41-4 45h-113c2-21 4-66 4-134v-763h115v257c0 25 0 56-2 91h2c23-40 50-72 88-89 36-18 79-27 132-27 90 0 157 27 197 83 41 55 62 138 62 253zM1547 570c0-89-13-155-40-194-25-41-67-61-127-61-67 0-116 22-145 63-29 42-46 109-46 200 0 86 15 148 44 189s77 62 144 62c61 0 103-21 130-62 25-39 40-105 40-197zM1825 103v-103h118v103zM1943 977c0 62-13 107-40 134-25 28-65 43-117 43-32 0-61-2-82-6v-83l40 2c31 0 52-6 65-22 10-13 16-41 16-84v-718h118zM2223 594c0 74 17 132 50 173 34 41 82 60 145 60 52 0 92-10 123-29 30-18 51-43 61-70l103 25c-42 103-136 156-287 156-103 0-182-29-237-88-54-56-81-142-81-255 0-109 27-190 81-249 55-56 132-85 233-85 207 0 309 116 309 348v14zM2604 510c-8-70-27-119-58-150-32-33-76-49-132-49-59 0-103 18-136 53-34 35-51 84-55 146zM3155 891c-38 10-78 16-120 16-92 0-138-51-138-148v-436h-84v-80h88l34-148h77v148h132v80h-132v413c0 31 7 52 17 66 13 12 31 19 59 19 14 0 37-4 67-9zM4092 792c-23 41-50 72-85 90-36 17-82 27-134 27-88 0-153-27-197-84-42-54-63-140-63-253 0-228 88-340 260-340 52 0 98 9 134 27 35 17 62 47 85 85v-72-272h116v763c0 68 2 113 4 134h-111c-2-8-2-21-4-45-2-23-2-42-2-60zM3737 570c0 92 14 156 39 197 26 39 67 58 126 58 67 0 115-21 144-64 30-43 46-109 46-199 0-87-16-149-46-190-29-39-77-61-142-61-59 0-100 22-128 63-25 39-39 105-39 196zM4488 594c0 74 17 132 50 173 34 41 82 60 147 60 50 0 92-10 121-29 32-18 51-43 63-70l103 25c-42 103-138 156-287 156-105 0-182-29-237-88-54-56-81-142-81-255 0-109 27-190 81-249 55-56 132-85 233-85 207 0 310 116 310 348v14zM4869 510c-6-70-25-119-56-150-32-33-76-49-134-49-57 0-101 18-134 53-34 35-53 84-55 146zM5840 897h-138l-255-654h125l155 425c5 17 19 64 44 144l23-70 25-72 160-427h123zM6803 570c0 113-27 199-81 255-53 57-132 84-235 84-102 0-180-29-232-88-52-58-80-142-80-251 0-226 105-338 316-338 107 0 187 27 237 81 50 57 75 140 75 257zM6682 570c0-91-15-155-44-196s-77-63-144-63c-70 0-120 22-149 63-31 43-46 107-46 196 0 86 15 150 46 193 29 43 77 66 140 66 71 0 122-21 151-64 29-41 46-107 46-195zM7233 891c-40 10-80 16-120 16-94 0-140-51-140-148v-436h-82v-80h86l36-148h77v148h130v80h-130v413c0 31 4 52 17 66 10 12 29 19 56 19 15 0 38-4 70-9zM7346 897v-502c0-45 0-95-5-152h111c4 74 7 119 7 135h2c16-57 39-96 62-115 26-22 59-31 103-31 17 0 31 2 48 5v102c-17-6-35-8-63-8-48 0-83 19-111 58-25 39-37 96-37 168v340zM7888 594c0 74 16 132 50 173 33 41 82 60 144 60 53 0 93-10 122-29 31-18 52-43 63-70l102 25c-42 103-136 156-287 156-102 0-182-29-236-88-55-56-82-142-82-255 0-109 27-190 82-249 54-56 132-85 232-85 207 0 310 116 310 348v14zM8267 510c-7-70-26-119-57-150-31-33-75-49-132-49-58 0-102 18-136 53-33 35-50 84-54 146zM9340 897v-414c0-63-10-107-29-131-17-25-50-37-100-37-48 0-88 18-118 53-29 35-43 85-43 150v379h-116v-514c0-75-2-122-4-140h109c2 2 2 8 2 18 0 8 2 17 2 29s2 33 2 64h2c26-45 55-78 86-95 32-18 71-27 120-27 52 0 94 9 125 29 32 19 53 50 65 93h2c25-43 55-74 88-93 34-20 75-29 126-29 71 0 121 17 155 54 31 35 48 94 48 175v436h-115v-414c0-63-11-107-30-131-19-25-52-37-100-37-50 0-90 18-119 53-28 35-42 85-42 150v379zM10140 594c0 74 17 132 50 173 34 41 82 60 145 60 52 0 92-10 121-29 32-18 53-43 63-70l103 25c-42 103-136 156-287 156-103 0-182-29-237-88-54-56-81-142-81-255 0-109 27-190 81-249 55-56 132-85 233-85 207 0 309 116 309 348v14zM10519 510c-6-70-25-119-56-150-32-33-76-49-132-49-59 0-103 18-136 53-34 35-51 84-55 146zM11327 716c0 63-25 109-75 142-48 33-120 51-210 51-85 0-152-14-201-41-48-27-77-68-92-125l103-17c10 35 29 60 61 76 31 15 75 23 129 23 61 0 105-8 132-25 27-16 40-41 40-74 0-27-8-47-27-64-21-16-50-29-94-39l-82-22c-67-15-115-31-144-46-28-16-51-35-67-57-15-23-23-50-23-81 0-61 23-106 69-137s111-46 198-46c78 0 139 13 185 38 46 26 75 67 88 121l-105 12c-8-27-25-51-54-66-28-16-65-24-114-24-52 0-92 8-117 24-25 13-37 37-37 66 0 19 6 35 16 47 11 11 25 23 46 31 21 7 63 19 128 35 63 13 107 27 134 39 27 13 48 27 65 41 15 15 27 33 36 52 8 20 12 41 12 66zM12005 716c0 63-25 109-75 142s-119 51-209 51c-88 0-155-14-201-41-48-27-80-68-95-125l105-17c9 35 29 60 61 76 31 15 73 23 130 23 58 0 102-8 129-25 28-16 42-41 42-74 0-27-10-47-29-64-19-16-50-29-92-39l-84-22c-67-15-113-31-142-46-30-16-50-35-67-57-17-23-25-50-25-81 0-61 23-106 69-137s113-46 201-46c77 0 138 13 184 38 46 26 75 67 86 121l-105 12c-6-27-25-51-52-66-30-16-67-24-113-24-55 0-92 8-118 24-25 13-37 37-37 66 0 19 4 35 14 47 11 11 28 23 47 31 20 7 64 19 129 35 61 13 107 27 134 39 27 13 48 27 63 41 17 15 29 33 38 52 8 20 12 41 12 66zM12336 909c-71 0-126-18-161-53-34-35-52-81-52-142 0-66 23-118 71-155s125-57 232-59l157-2v-35c0-52-12-91-35-115-26-23-63-35-116-35-52 0-90 10-113 26-25 17-37 42-44 79l-121-11c21-117 113-175 283-175 87 0 154 19 198 56s67 92 67 164v280c0 33 5 56 13 74 8 15 27 25 52 25 11 0 23-2 38-6v68c-29 6-59 10-90 10-44 0-75-10-94-31s-32-55-34-99h-4c-29 48-63 83-102 105-40 21-88 31-145 31zM12361 827c44 0 82-10 115-27 34-18 59-43 78-74 19-33 29-64 29-97v-55l-128 4c-54 0-96 6-125 14-27 9-50 25-65 44-15 22-23 47-23 80 0 35 10 63 31 82s51 29 88 29zM13173 1154c-77 0-138-15-182-43-46-27-75-68-88-118l118-16c8 29 25 53 50 68 27 18 63 25 105 25 117 0 175-62 175-188v-107h-2c-21 42-52 74-90 95-40 21-83 33-134 33-88 0-150-27-190-82-42-52-63-136-63-249 0-117 23-202 67-257 42-54 109-81 199-81 48 0 92 11 128 31 37 21 64 52 85 89h2c0-10 0-31 3-62 2-29 2-45 4-49h111c-2 22-5 68-5 137v498c0 183-98 276-293 276zM13351 570c0-52-8-99-23-138-16-37-37-66-67-88-27-19-60-31-96-31-59 0-103 22-130 63-27 39-42 105-42 194 0 90 13 154 38 193 27 39 71 58 132 58 38 0 71-9 98-31 30-19 51-48 67-85 15-37 23-82 23-135zM13747 594c0 74 17 132 50 173 34 41 82 60 147 60 50 0 92-10 121-29 32-18 50-43 63-70l103 25c-42 103-139 156-287 156-105 0-182-29-237-88-54-56-81-142-81-255 0-109 27-190 81-249 55-56 132-85 233-85 207 0 309 116 309 348v14zM14128 510c-6-70-25-119-57-150-31-33-75-49-134-49-56 0-102 18-133 53-34 35-53 84-55 146z">
          <text:p/>
        </draw:path>
        <draw:polygon draw:style-name="gr1" draw:text-style-name="P1" draw:layer="layout" svg:width="48.445cm" svg:height="11.743cm" svg:x="34.639cm" svg:y="59.767cm" svg:viewBox="0 0 48446 11744" draw:points="0,11744 48446,11744 48446,0 0,0">
          <text:p/>
        </draw:polygon>
        <draw:polygon draw:style-name="gr1" draw:text-style-name="P1" draw:layer="layout" svg:width="48.445cm" svg:height="0.069cm" svg:x="34.639cm" svg:y="59.767cm" svg:viewBox="0 0 48446 70" draw:points="0,70 48446,70 48446,0 0,0">
          <text:p/>
        </draw:polygon>
        <draw:polygon draw:style-name="gr1" draw:text-style-name="P1" draw:layer="layout" svg:width="48.445cm" svg:height="0.071cm" svg:x="34.639cm" svg:y="71.439cm" svg:viewBox="0 0 48446 72" draw:points="0,72 48446,72 48446,0 0,0">
          <text:p/>
        </draw:polygon>
        <draw:polygon draw:style-name="gr1" draw:text-style-name="P1" draw:layer="layout" svg:width="0.074cm" svg:height="11.743cm" svg:x="34.639cm" svg:y="59.767cm" svg:viewBox="0 0 75 11744" draw:points="0,11744 75,11744 75,0 0,0">
          <text:p/>
        </draw:polygon>
        <draw:polygon draw:style-name="gr1" draw:text-style-name="P1" draw:layer="layout" svg:width="0.076cm" svg:height="11.743cm" svg:x="83.008cm" svg:y="59.767cm" svg:viewBox="0 0 77 11744" draw:points="0,11744 77,11744 77,0 0,0">
          <text:p/>
        </draw:polygon>
        <draw:path draw:style-name="gr1" draw:text-style-name="P1" draw:layer="layout" svg:width="8.952cm" svg:height="1.108cm" svg:x="34.126cm" svg:y="58.023cm" svg:viewBox="0 0 8953 1109" svg:d="M502 854h-127l-375-854h132l253 601 55 150 54-150 251-601h130zM1505 525c0 115-27 201-82 257-54 55-131 84-234 84s-180-29-234-87c-53-59-78-143-78-254 0-223 105-336 314-336 109 0 186 27 237 82 50 56 77 140 77 254zM1382 525c0-89-15-153-44-194-28-41-76-62-145-62-67 0-117 21-148 62-30 41-44 107-44 194 0 88 14 152 44 195 29 43 77 64 142 64 69 0 119-19 151-62 29-41 44-107 44-197zM1932 849c-38 9-77 15-119 15-92 0-138-50-138-150v-434h-84v-80h88l33-146h78v146h132v80h-132v411c0 31 6 54 17 66 12 14 31 20 58 20 15 0 38-2 67-8zM2047 854v-502c0-44-2-95-4-152h109c4 74 6 119 6 135h2c19-57 40-96 65-115 23-21 59-31 103-31 14 0 31 2 48 6v99c-17-4-38-6-63-6-48 0-86 20-111 58-27 39-40 94-40 168v340zM2587 551c0 74 17 132 51 173 33 39 81 60 146 60 50 0 90-9 122-29 29-19 50-43 60-72l105 27c-42 104-138 156-287 156-105 0-184-29-236-87-55-57-82-143-82-255 0-109 27-191 82-250 52-56 131-85 232-85 205 0 310 115 310 346v16zM2968 467c-6-70-25-119-56-152-32-31-76-46-134-46-57 0-103 17-134 52-34 35-52 84-55 146zM4040 854v-414c0-64-8-107-27-131-19-25-52-37-101-37-50 0-90 18-119 53-27 35-42 86-42 150v379h-117v-513c0-76 0-123-4-141h111c0 2 0 8 2 16 0 10 0 19 0 31 2 12 2 33 4 64 25-44 55-77 86-95 33-19 73-27 119-27 55 0 97 10 128 29 29 19 52 51 63 93h2c25-42 54-74 88-93 35-19 77-29 125-29 72 0 124 17 155 52 34 37 48 96 48 177v436h-115v-414c0-64-8-107-27-131-19-25-52-37-103-37-50 0-90 18-117 53-29 35-44 86-44 150v379zM4840 551c0 74 17 132 50 173 34 39 82 60 147 60 50 0 90-9 121-29 29-19 50-43 61-72l104 27c-41 104-138 156-286 156-105 0-185-29-237-87-54-57-82-143-82-255 0-109 28-191 82-250 52-56 130-85 232-85 206 0 310 115 310 346v16zM5221 467c-6-70-25-119-57-152-31-31-75-46-134-46-56 0-102 17-134 52-33 35-52 84-54 146zM6029 673c0 63-25 109-76 142-50 34-119 51-209 51-88 0-155-14-201-41-48-27-79-68-94-124l105-20c8 35 29 62 60 78 32 16 74 23 130 23 59 0 103-7 130-25 27-15 42-41 42-76 0-25-11-47-30-62-18-16-50-29-92-41l-83-19c-67-16-113-34-143-49-29-14-50-33-67-57-16-21-25-48-25-79 0-61 23-105 69-137 46-31 113-46 201-46 78 0 138 11 184 37 46 27 74 66 86 122l-104 12c-7-29-26-51-53-66-29-16-67-24-113-24-54 0-92 8-117 22-25 15-38 39-38 68 0 19 5 35 15 47 10 11 27 21 46 31 21 8 65 19 130 33 61 16 107 29 134 41 27 13 48 27 63 41 16 15 29 31 37 50 9 22 13 43 13 68zM6707 673c0 63-25 109-73 142-50 34-122 51-212 51-85 0-152-14-203-41-48-27-77-68-92-124l105-20c10 35 29 62 61 78 31 16 75 23 129 23 61 0 105-7 132-25 27-15 40-41 40-76 0-25-8-47-27-62-21-16-50-29-92-41l-84-19c-67-16-115-34-142-49-32-14-55-33-69-57-17-21-26-48-26-79 0-61 23-105 72-137 46-31 111-46 198-46 78 0 139 11 185 37 46 27 75 66 88 122l-105 12c-8-29-25-51-54-66-28-16-65-24-114-24-52 0-92 8-117 22-25 15-35 39-35 68 0 19 4 35 14 47 11 11 25 21 46 31 21 8 63 19 128 33 63 16 107 29 134 41 27 13 48 27 65 41 17 15 27 31 36 50 8 22 12 43 12 68zM7038 866c-71 0-124-17-159-52-36-35-53-82-53-143 0-68 23-118 72-155 48-37 125-57 232-59l157-2v-35c0-54-13-91-38-114-23-24-60-35-113-35-52 0-90 7-115 25-23 15-38 43-42 80l-121-12c19-117 113-175 280-175 88 0 155 17 199 56 46 37 67 92 67 164v280c0 33 4 56 15 74 8 16 25 23 52 23 11 0 23 0 38-4v69c-29 5-61 9-90 9-44 0-76-11-96-31-19-21-30-54-32-99h-4c-29 49-65 84-105 105-40 19-88 31-144 31zM7065 784c42 0 82-9 113-27 34-17 61-43 80-74 18-33 29-64 29-97v-55l-128 2c-56 2-98 6-125 16-30 10-51 25-65 45-15 19-23 46-23 79 0 35 10 63 31 82 19 20 48 29 88 29zM7875 1109c-75 0-136-13-182-41-46-29-73-68-88-118l117-18c9 31 25 55 53 70 27 18 60 26 104 26 115 0 174-65 174-191v-105c-23 43-52 74-92 95-38 22-84 31-134 31-86 0-149-25-190-79-40-53-61-137-61-250 0-116 21-202 65-257 44-54 111-81 199-81 50 0 92 9 129 31 38 21 65 50 84 89h2c0-11 2-31 2-62 2-29 4-47 7-49h108c-2 22-2 67-2 135v500c0 183-98 274-295 274zM8053 527c0-54-8-99-23-138s-38-68-65-87c-29-22-61-31-96-31-61 0-105 21-132 60-27 41-40 107-40 196 0 90 13 154 38 193s69 59 132 59c37 0 69-10 98-32 27-19 50-48 65-85 15-39 23-84 23-135zM8451 551c0 74 17 132 50 173 34 39 82 60 145 60 52 0 92-9 123-29 29-19 50-43 61-72l102 27c-42 104-136 156-286 156-103 0-183-29-237-87-54-57-82-143-82-255 0-109 28-191 82-250 54-56 132-85 232-85 208 0 312 115 312 346v16zM8832 467c-9-70-27-119-59-152-29-31-75-46-132-46-56 0-102 17-136 52-33 35-50 84-54 146z">
          <text:p/>
        </draw:path>
        <draw:path draw:style-name="gr1" draw:text-style-name="P1" draw:layer="layout" svg:width="9.482cm" svg:height="1.167cm" svg:x="34.748cm" svg:y="73.14cm" svg:viewBox="0 0 9483 1168" svg:d="M124 152v317h510v95h-510v345h-124v-851h649v94zM802 117v-103h117v103zM802 909v-654h117v654zM1199 580c0 86 15 150 44 193 30 41 74 62 132 62 42 0 78-10 105-31 29-22 46-53 52-98l120 8c-11 63-40 113-88 150s-109 57-184 57c-99 0-174-30-224-86-53-58-78-142-78-253 0-109 25-193 78-251 52-59 125-88 224-88 71 0 129 18 177 53 49 35 78 82 88 144l-119 8c-6-37-21-67-46-88s-59-31-105-31c-60 0-106 19-134 56-27 39-42 104-42 195zM1903 368c25-43 56-74 92-94 36-21 80-31 134-31 75 0 132 18 167 53 38 37 55 95 55 177v436h-117v-415c0-44-5-79-15-101-8-23-23-39-44-50-21-10-50-16-86-16-54 0-98 17-132 53-33 37-50 83-50 144v385h-117v-895h117v231c0 26 0 51-2 78-2 25-2 41-2 45zM2539 117v-103h115v103zM2539 909v-654h115v654zM2935 605c0 76 17 133 50 174 34 40 82 60 147 60 50 0 92-10 121-29 31-18 50-41 63-70l102 27c-41 103-138 154-286 154-105 0-185-30-237-86-54-58-82-144-82-257 0-107 28-191 82-247 52-59 132-88 232-88 208 0 310 117 310 349v13zM3316 522c-6-69-25-119-57-150-31-31-75-47-134-47-56 0-102 18-134 53-33 35-52 81-54 144zM3601 909v-500c0-47-3-98-5-154h109c4 74 6 119 6 134h3c18-56 39-95 64-115 24-21 59-31 103-31 15 0 31 2 48 6v101c-17-4-37-7-63-7-48 0-85 19-111 58-27 39-39 95-39 167v341zM4614 921c-71 0-126-18-159-53-36-35-55-82-55-142 0-66 25-119 71-156 49-35 126-54 233-56l157-4v-35c0-53-13-92-36-115-25-21-63-33-115-33s-90 8-113 23c-25 18-38 43-42 80l-123-10c21-118 113-177 282-177 88 0 155 20 199 57s67 91 67 163v282c0 32 4 57 13 72 8 18 27 26 52 26 10 0 25-2 40-4v66c-32 8-61 10-90 10-44 0-78-10-97-31-18-22-31-55-33-100h-4c-30 49-63 84-103 105-40 22-88 32-144 32zM4639 839c44 0 81-8 115-27 33-18 59-43 77-74 21-32 30-65 30-98v-52l-126 2c-56 0-98 6-128 15-27 10-50 24-64 45-15 20-21 45-21 78 0 35 8 62 29 82 21 19 50 29 88 29zM4750 183l-216-167v-16h136l141 171v12zM5566 117v-103h117v103zM5683 991c0 62-14 107-39 134-25 29-65 43-118 43-33 0-60-2-81-6v-84l40 4c31 0 52-8 62-21 13-16 19-43 19-86v-720h117zM6466 582c0 115-25 198-79 255-55 56-132 84-237 84-100 0-180-30-232-88-52-56-78-142-78-251 0-226 105-339 314-339 107 0 187 28 237 84 50 54 75 140 75 255zM6345 582c0-90-15-156-44-197-27-41-77-60-144-60-70 0-118 19-149 62-29 41-44 105-44 195 0 86 15 150 44 193 29 44 77 66 142 66 69 0 120-22 151-64 29-41 44-107 44-195zM6623 117v-103h118v103zM6623 909v-654h118v654zM7377 909v-415c0-42-4-76-13-99-10-23-25-41-44-52-18-10-48-16-87-16-55 0-101 17-132 54-34 36-51 86-51 148v380h-115v-514c0-76-2-123-4-140h109c2 2 2 8 2 17 0 8 2 20 2 32 0 9 2 31 2 64h2c28-47 57-78 92-96 36-19 80-29 132-29 78 0 134 18 170 55 35 35 54 93 54 175v436zM8128 804c-20 43-50 72-85 89-36 18-82 28-136 28-88 0-153-28-195-84-42-55-63-138-63-253 0-226 86-341 258-341 54 0 100 10 136 28 35 19 65 46 85 87h3l-3-74v-270h118v761c0 68 0 112 2 134h-111c0-6-2-22-4-45 0-23-2-43-2-60zM7773 582c0 91 12 156 37 197 27 38 69 58 128 58 67 0 115-22 146-64 30-43 44-109 44-199 0-87-14-150-44-191-31-39-79-58-146-58-59 0-101 19-126 60-27 39-39 105-39 197zM8438 909v-500c0-47 0-98-2-154h109c4 74 6 119 6 134h2c19-56 40-95 63-115 25-21 59-31 103-31 17 0 33 2 48 6v101c-15-4-36-7-61-7-48 0-86 19-113 58-25 39-38 95-38 167v341zM8980 605c0 76 17 133 51 174 33 40 81 60 146 60 50 0 90-10 122-29 29-18 50-41 60-70l103 27c-42 103-136 154-285 154-104 0-184-30-238-86-55-58-82-144-82-257 0-107 27-191 82-247 54-59 131-88 232-88 207 0 312 117 312 349v13zM9361 522c-8-69-27-119-58-150-29-31-76-47-132-47-57 0-103 18-136 53-32 35-50 81-55 144z">
          <text:p/>
        </draw:path>
        <draw:polygon draw:style-name="gr1" draw:text-style-name="P1" draw:layer="layout" svg:width="16.616cm" svg:height="1.788cm" svg:x="34.639cm" svg:y="75.627cm" svg:viewBox="0 0 16617 1789" draw:points="0,1789 16617,1789 16617,0 0,0">
          <text:p/>
        </draw:polygon>
        <draw:polygon draw:style-name="gr1" draw:text-style-name="P1" draw:layer="layout" svg:width="16.616cm" svg:height="0.071cm" svg:x="34.639cm" svg:y="75.627cm" svg:viewBox="0 0 16617 72" draw:points="0,72 16617,72 16617,0 0,0">
          <text:p/>
        </draw:polygon>
        <draw:polygon draw:style-name="gr1" draw:text-style-name="P1" draw:layer="layout" svg:width="16.616cm" svg:height="0.071cm" svg:x="34.639cm" svg:y="77.343cm" svg:viewBox="0 0 16617 72" draw:points="0,72 16617,72 16617,0 0,0">
          <text:p/>
        </draw:polygon>
        <draw:polygon draw:style-name="gr1" draw:text-style-name="P1" draw:layer="layout" svg:width="0.074cm" svg:height="1.788cm" svg:x="34.639cm" svg:y="75.627cm" svg:viewBox="0 0 75 1789" draw:points="0,1789 75,1789 75,0 0,0">
          <text:p/>
        </draw:polygon>
        <draw:polygon draw:style-name="gr1" draw:text-style-name="P1" draw:layer="layout" svg:width="0.074cm" svg:height="1.788cm" svg:x="51.18cm" svg:y="75.627cm" svg:viewBox="0 0 75 1789" draw:points="0,1789 75,1789 75,0 0,0">
          <text:p/>
        </draw:polygon>
        <draw:polygon draw:style-name="gr1" draw:text-style-name="P1" draw:layer="layout" svg:width="18.611cm" svg:height="3.366cm" svg:x="50.219cm" svg:y="80.09cm" svg:viewBox="0 0 18612 3367" draw:points="0,3367 18612,3367 18612,0 0,0">
          <text:p/>
        </draw:polygon>
        <draw:polygon draw:style-name="gr1" draw:text-style-name="P1" draw:layer="layout" svg:width="18.611cm" svg:height="0.071cm" svg:x="50.219cm" svg:y="80.09cm" svg:viewBox="0 0 18612 72" draw:points="0,72 18612,72 18612,0 0,0">
          <text:p/>
        </draw:polygon>
        <draw:polygon draw:style-name="gr1" draw:text-style-name="P1" draw:layer="layout" svg:width="18.611cm" svg:height="0.069cm" svg:x="50.219cm" svg:y="83.387cm" svg:viewBox="0 0 18612 70" draw:points="0,70 18612,70 18612,0 0,0">
          <text:p/>
        </draw:polygon>
        <draw:polygon draw:style-name="gr1" draw:text-style-name="P1" draw:layer="layout" svg:width="0.074cm" svg:height="3.366cm" svg:x="50.219cm" svg:y="80.09cm" svg:viewBox="0 0 75 3367" draw:points="0,3367 75,3367 75,0 0,0">
          <text:p/>
        </draw:polygon>
        <draw:polygon draw:style-name="gr1" draw:text-style-name="P1" draw:layer="layout" svg:width="0.074cm" svg:height="3.366cm" svg:x="68.756cm" svg:y="80.09cm" svg:viewBox="0 0 75 3367" draw:points="0,3367 75,3367 75,0 0,0">
          <text:p/>
        </draw:polygon>
        <draw:path draw:style-name="gr3" draw:text-style-name="P3" draw:layer="layout" svg:width="4.217cm" svg:height="0.986cm" svg:x="57.454cm" svg:y="81.394cm" svg:viewBox="0 0 4218 987" svg:d="M0 757v-757h618v84h-507v243h473v82h-473v264h530v84zM1168 757v-368c0-39-4-70-12-89-9-22-21-37-38-47-19-10-44-14-80-14-50 0-88 16-117 49-29 31-44 76-44 132v337h-102v-457c0-68-3-109-5-123h99c0 0 0 6 2 14 0 8 0 15 0 27 0 10 2 29 2 56h2c23-39 52-68 82-83 31-18 71-26 117-26 69 0 119 16 151 47 31 31 48 84 48 158v387zM1702 757h-124l-226-580h111l138 378c5 13 17 56 40 126l19-62 23-64 142-378h111zM2548 465c0 103-26 177-74 228-48 49-117 74-209 74-90 0-159-25-207-78-46-51-69-127-69-224 0-200 94-300 280-300 94 0 166 26 212 72 44 49 67 125 67 228zM2437 465c0-80-13-138-38-173-25-37-67-57-130-57-61 0-104 20-130 57-27 37-41 95-41 173s14 134 39 173c28 37 69 57 128 57 61 0 107-18 132-55 27-37 40-95 40-175zM2707 987c-30 0-53-2-71-6v-72c14 2 29 4 48 4 65 0 115-47 152-136l11-24-247-576h109l132 319c2 6 4 12 6 18 4 8 13 31 27 70 15 41 23 62 23 68l42-107 136-368h109l-241 580c-25 62-48 107-71 140-21 29-46 53-73 68-27 14-59 22-92 22zM3345 487c0 66 15 116 44 153 32 35 73 55 130 55 46 0 82-10 109-25 27-18 46-39 56-65l92 26c-39 91-123 136-257 136-92 0-161-25-209-76-49-51-74-129-74-228 0-97 25-169 74-222 48-50 117-76 207-76 182 0 276 104 276 308v14zM3684 413c-6-61-23-105-50-135-27-27-67-43-119-43-51 0-90 16-120 49-31 31-46 74-48 129zM3927 757v-446c0-40-2-85-4-134h98c4 64 4 105 4 117h3c18-49 37-84 58-101 21-18 53-28 92-28 13 0 28 2 40 6v88c-12-4-31-6-54-6-44 0-76 18-99 53s-33 83-33 147v304z">
          <text:p/>
        </draw:path>
        <draw:polygon draw:style-name="gr4" draw:text-style-name="P4" draw:layer="layout" svg:width="10.34cm" svg:height="4.806cm" svg:x="96.376cm" svg:y="2.3cm" svg:viewBox="0 0 10341 4807" draw:points="0,4807 10341,4807 10341,0 0,0">
          <text:p/>
        </draw:polygon>
        <draw:polygon draw:style-name="gr1" draw:text-style-name="P1" draw:layer="layout" svg:width="10.34cm" svg:height="0.069cm" svg:x="96.376cm" svg:y="2.3cm" svg:viewBox="0 0 10341 70" draw:points="0,70 10341,70 10341,0 0,0">
          <text:p/>
        </draw:polygon>
        <draw:polygon draw:style-name="gr1" draw:text-style-name="P1" draw:layer="layout" svg:width="10.34cm" svg:height="0.069cm" svg:x="96.376cm" svg:y="7.037cm" svg:viewBox="0 0 10341 70" draw:points="0,70 10341,70 10341,0 0,0">
          <text:p/>
        </draw:polygon>
        <draw:polygon draw:style-name="gr1" draw:text-style-name="P1" draw:layer="layout" svg:width="0.074cm" svg:height="4.806cm" svg:x="96.376cm" svg:y="2.3cm" svg:viewBox="0 0 75 4807" draw:points="0,4807 75,4807 75,0 0,0">
          <text:p/>
        </draw:polygon>
        <draw:polygon draw:style-name="gr1" draw:text-style-name="P1" draw:layer="layout" svg:width="0.076cm" svg:height="4.806cm" svg:x="106.639cm" svg:y="2.3cm" svg:viewBox="0 0 77 4807" draw:points="0,4807 77,4807 77,0 0,0">
          <text:p/>
        </draw:polygon>
        <draw:path draw:style-name="gr1" draw:text-style-name="P1" draw:layer="layout" svg:width="7.529cm" svg:height="1.025cm" svg:x="97.803cm" svg:y="4.25cm" svg:viewBox="0 0 7530 1026" svg:d="M528 798l-436-646 4 50 2 92v504h-98v-759h128l439 650c-6-70-8-121-8-152v-498h100v759zM1363 508c0 99-23 177-71 226-49 48-120 74-212 74-90 0-159-26-205-78-48-51-71-127-71-222 0-202 94-304 280-304 97 0 166 24 212 72 44 49 67 129 67 232zM1254 508c0-82-13-142-38-177-27-37-69-57-130-57-60 0-104 20-131 57-28 37-40 97-40 177 0 76 12 132 40 171 25 39 69 57 125 57 63 0 107-18 134-55 25-37 40-95 40-173zM1593 216v370c0 37 4 66 13 87 6 22 18 37 37 47 17 8 44 14 80 14 48 0 88-16 117-49 29-31 44-76 44-132v-337h103v457c0 69 2 109 4 125h-99c0-2-2-8-2-16 0-7 0-15 0-27-2-10-2-29-2-56h-2c-25 39-52 68-84 83-29 18-69 26-117 26-67 0-117-16-148-47-32-31-49-86-49-158v-387zM2617 636c0 55-23 98-67 127-44 31-107 45-187 45-77 0-138-12-180-35-42-26-69-63-81-111l90-18c10 31 29 55 56 68 27 14 67 22 115 22 53 0 90-8 116-22 25-15 37-39 37-68 0-23-8-41-25-56-19-14-46-26-84-35l-73-18c-59-15-102-29-128-43-25-13-44-29-58-48-15-20-21-45-21-76 0-53 19-94 61-121 39-27 100-41 177-41 67 0 124 10 164 33 40 24 67 59 77 109l-94 10c-6-25-21-45-46-58-25-14-59-22-101-22-48 0-81 8-104 20-23 13-34 33-34 60 0 18 5 31 15 43 8 12 23 19 40 27 19 8 56 20 113 31 56 14 96 26 121 37 23 10 42 24 57 35 12 14 25 30 31 47 8 18 13 37 13 58zM3069 798v-448c0-41-2-85-4-134h98c2 66 4 105 4 117h2c17-49 38-84 59-101 21-18 52-28 90-28 15 0 29 2 42 6v88c-13-4-32-6-55-6-44 0-75 17-98 52-23 36-33 86-33 150v304zM3540 527c0 67 14 117 44 154 29 37 73 55 130 55 46 0 81-10 108-26 28-17 44-39 55-64l94 25c-38 92-126 137-257 137-93 0-164-26-212-76-48-53-71-127-71-228 0-97 23-171 71-222 48-52 117-78 207-78 185 0 279 104 279 310v13zM3877 453c-4-60-21-107-50-136-28-27-67-43-120-43-50 0-90 16-119 49-29 31-46 76-48 130zM4118 91v-91h104v91zM4222 870c0 54-12 95-33 119-25 25-59 37-105 37-31 0-54-2-73-6v-74l33 4c30 0 46-6 59-20 10-11 15-37 15-76v-638h104zM4909 508c0 99-23 177-73 226-49 48-118 74-210 74-90 0-159-26-207-78-46-51-69-127-69-222 0-202 94-304 280-304 97 0 166 24 212 72 44 49 67 129 67 232zM4800 508c0-82-13-142-40-177-25-37-69-57-127-57-61 0-107 20-132 57-28 37-42 97-42 177 0 76 14 132 40 171 27 39 69 57 127 57 63 0 107-18 134-55 25-37 40-95 40-173zM5037 91v-91h104v91zM5037 798v-582h104v582zM5696 798v-368c0-41-4-72-13-91-8-22-21-37-37-47-19-8-44-14-80-14-50 0-90 16-117 47-29 33-44 80-44 136v337h-105v-459c0-68 0-109-2-123h99c0 0 0 6 0 14 0 7 2 17 2 27s0 29 2 56h2c23-39 50-68 82-83 31-18 71-26 117-26 69 0 119 16 151 47 31 33 46 84 46 160v387zM6349 705c-19 37-44 64-75 79-32 16-71 24-120 24-77 0-136-24-173-74-38-49-55-125-55-224 0-204 76-306 228-306 49 0 88 8 120 24 31 17 56 43 75 78h2l-2-67v-239h105v677c0 61 2 102 4 121h-101c0-6-2-19-4-41 0-19 0-37 0-52zM6035 508c0 80 11 138 34 173s60 53 113 53c58 0 102-20 127-59 28-37 40-95 40-175 0-76-12-136-40-171-25-35-69-55-127-55-53 0-90 20-113 55-23 37-34 97-34 179zM6615 798v-448c0-41-2-85-4-134h98c2 66 4 105 4 117h2c17-49 36-84 59-101 21-18 50-28 90-28 15 0 27 2 42 6v88c-15-4-31-6-54-6-44 0-78 17-101 52-21 36-33 86-33 150v304zM7084 527c0 67 17 117 46 154s73 55 130 55c44 0 81-10 109-26 25-17 44-39 54-64l90 25c-38 92-121 137-253 137-92 0-164-26-212-76-48-53-71-127-71-228 0-97 23-171 71-222 48-52 118-78 208-78 182 0 274 104 274 310v13zM7423 453c-4-60-23-107-50-136-27-27-67-43-120-43-50 0-90 16-119 49-29 31-46 76-48 130z">
          <text:p/>
        </draw:path>
        <draw:polygon draw:style-name="gr3" draw:text-style-name="P3" draw:layer="layout" svg:width="10.34cm" svg:height="4.808cm" svg:x="59.007cm" svg:y="2.161cm" svg:viewBox="0 0 10341 4809" draw:points="0,4809 10341,4809 10341,0 0,0">
          <text:p/>
        </draw:polygon>
        <draw:polygon draw:style-name="gr1" draw:text-style-name="P1" draw:layer="layout" svg:width="10.34cm" svg:height="0.069cm" svg:x="59.007cm" svg:y="2.161cm" svg:viewBox="0 0 10341 70" draw:points="0,70 10341,70 10341,0 0,0">
          <text:p/>
        </draw:polygon>
        <draw:polygon draw:style-name="gr1" draw:text-style-name="P1" draw:layer="layout" svg:width="10.34cm" svg:height="0.071cm" svg:x="59.007cm" svg:y="6.899cm" svg:viewBox="0 0 10341 72" draw:points="0,72 10341,72 10341,0 0,0">
          <text:p/>
        </draw:polygon>
        <draw:polygon draw:style-name="gr1" draw:text-style-name="P1" draw:layer="layout" svg:width="0.074cm" svg:height="4.808cm" svg:x="59.007cm" svg:y="2.161cm" svg:viewBox="0 0 75 4809" draw:points="0,4809 75,4809 75,0 0,0">
          <text:p/>
        </draw:polygon>
        <draw:polygon draw:style-name="gr1" draw:text-style-name="P1" draw:layer="layout" svg:width="0.074cm" svg:height="4.808cm" svg:x="69.273cm" svg:y="2.161cm" svg:viewBox="0 0 75 4809" draw:points="0,4809 75,4809 75,0 0,0">
          <text:p/>
        </draw:polygon>
        <draw:path draw:style-name="gr1" draw:text-style-name="P1" draw:layer="layout" svg:width="5.023cm" svg:height="0.997cm" svg:x="61.672cm" svg:y="4.141cm" svg:viewBox="0 0 5024 998" svg:d="M808 387c0 80-17 148-50 209-32 58-80 105-140 136-61 31-132 48-214 48-84 0-157-15-218-46-58-33-104-78-138-138-31-59-48-129-48-209 0-122 36-218 107-286s171-101 297-101c84 0 155 16 216 45 60 31 106 76 140 134 31 58 48 127 48 208zM695 387c0-95-25-169-75-224-51-52-122-79-216-79-92 0-163 27-216 79-50 53-75 127-75 224 0 96 25 172 77 226 51 55 122 84 214 84 94 0 165-27 216-80 50-55 75-130 75-230zM1045 187v370c0 39 4 68 12 89 6 20 21 35 38 45s44 14 81 14c49 0 88-16 118-47 29-33 44-76 44-133v-338h102v457c0 68 2 109 4 125h-98c0-2-2-6-2-16 0-6 0-15 0-25 0-12-2-29-2-58h-2c-25 40-53 68-84 85-31 16-69 25-119 25-67 0-118-17-149-48s-48-84-48-158v-387zM1876 769h-124l-226-582h111l138 379c4 16 17 57 38 127l21-62 23-63 142-381h109zM2194 769v-446c0-43 0-86-2-136h96c4 66 6 105 6 119h2c17-51 36-84 57-102 23-19 52-29 92-29 13 0 27 4 42 6v88c-15-2-34-4-57-4-41 0-75 15-98 50s-34 88-34 152v302zM2744 780c-62 0-108-15-140-46-31-31-48-74-48-127 0-60 21-107 65-138 42-33 111-49 205-52l140-2v-32c0-48-10-83-31-103-23-21-57-31-103-31s-81 8-102 22c-21 15-34 38-38 72l-107-10c17-105 101-158 249-158 80 0 139 18 178 51 40 33 59 82 59 148v249c0 29 4 50 12 64 9 16 24 21 47 21 8 0 20 0 33-2v59c-25 8-52 10-80 10-39 0-66-10-83-30-19-17-27-46-30-87h-4c-27 45-58 76-92 93-35 20-79 29-130 29zM2769 706c38 0 72-7 101-23 29-15 52-39 71-66 17-29 25-56 25-88v-46l-115 2c-48 2-84 5-109 13-27 10-46 24-58 41-15 18-21 41-21 70 0 31 8 55 27 72 19 18 46 25 79 25zM3479 998c-69 0-121-13-163-38-40-24-65-61-78-106l105-13c6 27 21 46 46 62 23 14 55 21 92 21 105 0 155-56 155-171v-93c-19 39-46 66-82 85-33 18-73 28-119 28-77 0-132-24-169-70-36-47-55-121-55-224 0-101 21-179 59-228 40-49 98-74 176-74 46 0 83 10 115 29 33 20 58 45 75 80h2c0-12 0-29 2-56 2-26 2-41 5-43h100c-4 19-4 58-4 121v443c0 166-88 247-262 247zM3636 479c0-47-6-88-21-125-12-33-33-58-56-78-25-17-55-27-88-27-53 0-90 18-115 53-25 37-36 97-36 177s11 136 34 171c23 33 60 53 117 53 31 0 60-10 86-28 25-19 46-44 58-77 15-34 21-73 21-119zM3977 498c0 66 15 119 46 154 30 37 72 54 130 54 44 0 82-7 107-25 27-15 46-37 56-62l90 23c-37 92-121 138-253 138-92 0-163-27-211-77-48-51-71-127-71-228 0-95 23-171 71-222s117-78 207-78c182 0 274 103 274 312v11zM4316 424c-6-62-23-107-50-134-27-29-67-43-119-43-50 0-90 16-119 47-30 31-46 74-49 130zM5024 609c0 55-23 97-67 127-44 29-107 44-186 44-78 0-138-11-180-37-42-23-69-60-82-110l92-16c9 29 27 53 55 68 27 14 67 21 115 21 52 0 90-7 115-23 25-15 38-37 38-66 0-23-9-43-26-56-16-16-44-28-81-36l-76-19c-60-14-102-27-127-41-25-13-44-31-59-50-15-20-21-43-21-74 0-53 19-94 61-121 40-29 100-43 178-43 67 0 121 12 163 33 40 24 67 61 78 109l-95 12c-6-25-21-45-46-60-25-14-58-20-100-20-48 0-82 6-105 20-23 13-33 33-33 60 0 15 4 29 14 43 9 9 23 19 40 27 19 8 57 17 115 31 55 12 94 23 120 35 23 12 41 23 56 37 13 14 25 29 31 45 9 17 13 37 13 60z">
          <text:p/>
        </draw:path>
        <draw:polygon draw:style-name="gr3" draw:text-style-name="P3" draw:layer="layout" svg:width="10.34cm" svg:height="4.808cm" svg:x="70.159cm" svg:y="2.229cm" svg:viewBox="0 0 10341 4809" draw:points="0,4809 10341,4809 10341,0 0,0">
          <text:p/>
        </draw:polygon>
        <draw:polygon draw:style-name="gr1" draw:text-style-name="P1" draw:layer="layout" svg:width="10.34cm" svg:height="0.071cm" svg:x="70.159cm" svg:y="2.229cm" svg:viewBox="0 0 10341 72" draw:points="0,72 10341,72 10341,0 0,0">
          <text:p/>
        </draw:polygon>
        <draw:polygon draw:style-name="gr1" draw:text-style-name="P1" draw:layer="layout" svg:width="10.34cm" svg:height="0.069cm" svg:x="70.159cm" svg:y="6.969cm" svg:viewBox="0 0 10341 70" draw:points="0,70 10341,70 10341,0 0,0">
          <text:p/>
        </draw:polygon>
        <draw:polygon draw:style-name="gr1" draw:text-style-name="P1" draw:layer="layout" svg:width="0.074cm" svg:height="4.808cm" svg:x="70.159cm" svg:y="2.229cm" svg:viewBox="0 0 75 4809" draw:points="0,4809 75,4809 75,0 0,0">
          <text:p/>
        </draw:polygon>
        <draw:polygon draw:style-name="gr1" draw:text-style-name="P1" draw:layer="layout" svg:width="0.074cm" svg:height="4.808cm" svg:x="80.424cm" svg:y="2.229cm" svg:viewBox="0 0 75 4809" draw:points="0,4809 75,4809 75,0 0,0">
          <text:p/>
        </draw:polygon>
        <draw:path draw:style-name="gr1" draw:text-style-name="P1" draw:layer="layout" svg:width="5.731cm" svg:height="0.779cm" svg:x="72.468cm" svg:y="4.209cm" svg:viewBox="0 0 5732 780" svg:d="M398 84c-90 0-161 29-212 83-48 53-73 127-73 220 0 94 25 168 77 224 53 57 124 84 212 84 113 0 199-51 257-156l90 41c-33 66-81 115-142 150-61 33-130 50-209 50-84 0-155-15-214-48-58-31-104-76-136-134-31-59-48-129-48-211 0-118 36-214 105-282 71-70 167-105 291-105 88 0 159 18 217 49 59 31 101 79 128 140l-105 33c-18-45-48-78-90-101-42-26-92-37-148-37zM1400 479c0 101-23 177-71 227-48 49-119 74-209 74-92 0-161-25-207-77-46-53-71-127-71-224 0-201 94-300 280-300 96 0 167 23 211 72 47 49 67 125 67 228zM1292 479c0-80-13-138-38-175-25-35-69-55-130-55s-105 20-132 57-40 95-40 173c0 76 13 134 40 171 27 39 69 58 126 58 63 0 107-17 134-54 27-39 40-97 40-175zM1631 189v368c0 39 4 68 12 89 9 22 21 35 38 45 19 10 44 14 80 14 50 0 87-16 117-47 29-33 44-76 44-133v-336h104v457c0 68 0 109 2 125h-98c0-4 0-8-2-16 0-8 0-17 0-27s-2-29-2-58h-2c-23 40-50 68-82 85-31 18-71 25-117 25-69 0-119-15-151-48-31-31-48-84-48-156v-387zM2460 771h-124l-226-582h111l138 377c4 16 17 57 38 127l23-62 21-63 142-379h109zM2855 500c0 66 15 117 46 154 30 35 74 52 130 52 44 0 82-7 109-23 25-17 44-39 54-64l90 25c-37 92-121 136-253 136-92 0-163-25-211-75-48-53-71-129-71-228 0-97 23-171 71-222s117-76 207-76c182 0 274 103 274 308v13zM3194 424c-6-60-23-105-50-132s-67-43-119-43c-50 0-90 16-119 47-30 33-46 76-49 128zM3435 771v-446c0-41 0-86-4-136h98c5 66 7 105 7 119h2c16-49 35-84 56-102 21-19 53-27 92-27 13 0 28 2 40 6v87c-12-3-31-5-54-5-44 0-76 17-99 52-23 33-33 84-33 148v304zM4067 765c-35 10-69 14-104 14-84 0-126-45-126-133v-387h-71v-70h75l32-131h69v131h115v70h-115v368c0 27 4 46 14 58 9 10 26 16 51 16 12 0 33-2 60-8zM4256 189v368c0 39 4 68 12 89 7 22 21 35 38 45 19 10 44 14 80 14 50 0 87-16 117-47 29-33 44-76 44-133v-336h102v457c0 68 2 109 5 125h-99c0-4 0-8-2-16 0-8 0-17 0-27s-2-29-2-58h-2c-23 40-52 68-84 85-29 18-69 25-115 25-69 0-119-15-151-48-31-31-48-84-48-156v-387zM4813 771v-446c0-41 0-86-2-136h96c4 66 6 105 6 119h2c19-49 38-84 59-102 23-19 52-27 92-27 15 0 27 2 42 6v87c-15-3-34-5-57-5-42 0-75 17-98 52-25 33-36 84-36 148v304zM5286 500c0 66 14 117 44 154 31 35 73 52 129 52 46 0 82-7 109-23 28-17 46-39 57-64l90 25c-38 92-124 136-256 136-92 0-161-25-209-75-48-53-73-129-73-228 0-97 25-171 73-222s117-76 207-76c182 0 275 103 275 308v13zM5625 424c-6-60-23-105-50-132-28-27-67-43-122-43-48 0-88 16-117 47-29 33-46 76-48 128z">
          <text:p/>
        </draw:path>
        <draw:polygon draw:style-name="gr3" draw:text-style-name="P3" draw:layer="layout" svg:width="10.34cm" svg:height="4.808cm" svg:x="81.458cm" svg:y="2.161cm" svg:viewBox="0 0 10341 4809" draw:points="0,4809 10341,4809 10341,0 0,0">
          <text:p/>
        </draw:polygon>
        <draw:polygon draw:style-name="gr1" draw:text-style-name="P1" draw:layer="layout" svg:width="10.34cm" svg:height="0.069cm" svg:x="81.458cm" svg:y="2.161cm" svg:viewBox="0 0 10341 70" draw:points="0,70 10341,70 10341,0 0,0">
          <text:p/>
        </draw:polygon>
        <draw:polygon draw:style-name="gr1" draw:text-style-name="P1" draw:layer="layout" svg:width="10.34cm" svg:height="0.071cm" svg:x="81.458cm" svg:y="6.899cm" svg:viewBox="0 0 10341 72" draw:points="0,72 10341,72 10341,0 0,0">
          <text:p/>
        </draw:polygon>
        <draw:polygon draw:style-name="gr1" draw:text-style-name="P1" draw:layer="layout" svg:width="0.074cm" svg:height="4.808cm" svg:x="81.458cm" svg:y="2.161cm" svg:viewBox="0 0 75 4809" draw:points="0,4809 75,4809 75,0 0,0">
          <text:p/>
        </draw:polygon>
        <draw:polygon draw:style-name="gr1" draw:text-style-name="P1" draw:layer="layout" svg:width="0.076cm" svg:height="4.808cm" svg:x="91.722cm" svg:y="2.161cm" svg:viewBox="0 0 77 4809" draw:points="0,4809 77,4809 77,0 0,0">
          <text:p/>
        </draw:polygon>
        <draw:path draw:style-name="gr1" draw:text-style-name="P1" draw:layer="layout" svg:width="5.402cm" svg:height="1.027cm" svg:x="83.931cm" svg:y="4.111cm" svg:viewBox="0 0 5403 1028" svg:d="M398 113c-92 0-161 27-212 80-50 54-75 128-75 222 0 93 27 169 79 225 53 57 122 84 212 84 113 0 199-53 257-156l90 41c-33 66-81 115-142 148-61 35-130 53-209 53-84 0-155-18-214-49-60-31-107-76-136-136-33-59-48-131-48-210 0-121 36-215 105-283s167-103 291-103c85 0 159 16 217 49 59 29 101 76 128 138l-105 33c-18-45-48-78-90-101s-92-35-148-35zM975 315c24-39 51-66 82-83 29-18 69-28 119-28 67 0 118 18 149 47 31 31 48 86 48 158v389h-104v-370c0-41-5-72-13-91-6-20-21-33-40-43-17-10-44-14-77-14-48 0-86 16-115 47-30 31-46 74-46 128v343h-103v-798h103v208c0 20 0 43-3 66 0 24-2 37-2 41zM1687 810c-60 0-109-16-140-47s-46-74-46-127c0-60 19-109 63-140 42-33 111-48 205-52l140-2v-31c0-47-10-82-31-102-23-21-57-31-103-31s-79 8-102 22c-21 15-34 39-38 72l-107-10c17-105 101-158 249-158 80 0 138 18 178 51s59 82 59 146v251c0 29 4 51 12 64 9 16 23 22 46 22 11 0 21 0 36-2v58c-27 8-54 10-82 10-39 0-67-10-83-29-19-18-28-47-30-88h-4c-27 45-58 76-92 93-36 20-77 30-130 30zM1712 736c38 0 72-8 101-24 29-15 54-39 71-66 17-29 25-56 25-87v-49l-113 2c-50 2-86 6-111 13-27 12-46 26-58 43-13 18-21 41-21 70 0 32 10 55 27 72 19 18 46 26 79 26zM2188 798v-446c0-43-3-85-5-136h99c4 66 4 105 4 119h2c17-51 38-84 59-101 21-20 52-30 92-30 12 0 27 4 40 6v88c-13-2-32-4-55-4-44 0-75 15-98 50-23 36-34 86-34 150v304zM3107 504c0 204-76 306-231 306-94 0-159-33-192-102h-5c3 2 3 34 3 92v228h-103v-693c0-61-2-100-4-119h100c2 2 2 6 2 16 2 7 2 21 2 39 3 19 3 31 3 38h2c19-35 44-62 73-77 29-18 71-28 119-28 78 0 136 26 174 74 38 47 57 123 57 226zM2998 506c0-82-13-138-36-173s-61-53-111-53c-42 0-73 8-96 26-23 15-42 38-55 74-10 33-18 77-18 134 0 78 14 132 39 169 28 37 69 55 128 55 52 0 90-18 113-53s36-95 36-179zM3316 525c0 69 15 121 44 156 29 37 71 55 130 55 44 0 81-8 106-26 28-15 46-37 57-62l92 23c-38 92-124 139-255 139-95 0-164-28-212-78-48-51-71-127-71-230 0-95 23-169 71-220 48-50 117-78 207-78 185 0 275 104 275 310v11zM3653 452c-6-61-21-106-50-133-28-29-67-43-120-43-50 0-90 16-119 47s-46 74-48 129zM4289 798v-370c0-39-4-68-12-89-9-22-21-35-38-45-19-10-46-14-80-14-50 0-90 16-119 47-27 33-42 76-42 132v339h-104v-459c0-67 0-107-5-123h99c2 2 2 6 2 14 0 7 0 17 2 27 0 12 0 29 2 58h2c23-41 50-68 82-85 31-16 71-26 117-26 69 0 119 18 151 49 31 31 46 84 46 156v389zM4787 794c-33 8-67 12-104 12-82 0-124-43-124-131v-389h-71v-70h75l30-130h71v130h115v70h-115v368c0 29 4 49 15 58 8 12 25 18 50 18 12 0 33-2 58-8zM4955 525c0 69 15 121 46 156 29 37 71 55 128 55 46 0 83-8 109-26 29-15 48-37 58-62l92 23c-37 92-123 139-259 139-92 0-161-28-210-78-48-51-71-127-71-230 0-95 23-169 71-220 49-50 118-78 208-78 186 0 276 104 276 310v11zM5296 452c-6-61-21-106-52-133-27-29-67-43-119-43-51 0-91 16-120 47s-46 74-48 129z">
          <text:p/>
        </draw:path>
        <draw:polygon draw:style-name="gr3" draw:text-style-name="P3" draw:layer="layout" svg:width="10.34cm" svg:height="4.808cm" svg:x="43.646cm" svg:y="1.955cm" svg:viewBox="0 0 10341 4809" draw:points="0,4809 10341,4809 10341,0 0,0">
          <text:p/>
        </draw:polygon>
        <draw:polygon draw:style-name="gr1" draw:text-style-name="P1" draw:layer="layout" svg:width="10.34cm" svg:height="0.071cm" svg:x="43.646cm" svg:y="1.955cm" svg:viewBox="0 0 10341 72" draw:points="0,72 10341,72 10341,0 0,0">
          <text:p/>
        </draw:polygon>
        <draw:polygon draw:style-name="gr1" draw:text-style-name="P1" draw:layer="layout" svg:width="10.34cm" svg:height="0.071cm" svg:x="43.646cm" svg:y="6.692cm" svg:viewBox="0 0 10341 72" draw:points="0,72 10341,72 10341,0 0,0">
          <text:p/>
        </draw:polygon>
        <draw:polygon draw:style-name="gr1" draw:text-style-name="P1" draw:layer="layout" svg:width="0.076cm" svg:height="4.808cm" svg:x="43.646cm" svg:y="1.955cm" svg:viewBox="0 0 77 4809" draw:points="0,4809 77,4809 77,0 0,0">
          <text:p/>
        </draw:polygon>
        <draw:polygon draw:style-name="gr1" draw:text-style-name="P1" draw:layer="layout" svg:width="0.074cm" svg:height="4.808cm" svg:x="53.912cm" svg:y="1.955cm" svg:viewBox="0 0 75 4809" draw:points="0,4809 75,4809 75,0 0,0">
          <text:p/>
        </draw:polygon>
        <draw:path draw:style-name="gr1" draw:text-style-name="P1" draw:layer="layout" svg:width="3.727cm" svg:height="0.807cm" svg:x="46.914cm" svg:y="3.907cm" svg:viewBox="0 0 3728 808" svg:d="M672 796l-92-220h-371l-94 220h-115l333-757h125l327 757zM394 115l-5 15c-10 32-25 69-44 115l-102 249h303l-104-251c-11-23-21-52-32-81zM946 502c0 80 13 136 40 173 25 37 65 57 117 57 36 0 67-10 92-29 25-18 40-47 46-86l105 6c-8 56-33 101-75 134-44 33-99 51-164 51-88 0-155-26-201-78-46-51-69-127-69-226 0-97 23-173 69-224 46-50 113-76 199-76 63 0 118 14 159 45 42 31 67 74 78 129l-105 5c-6-31-19-58-42-75-21-20-52-30-94-30-54 0-94 18-117 53-25 33-38 89-38 171zM1537 502c0 80 12 136 39 173 25 37 65 57 118 57 37 0 67-10 92-29 25-18 41-47 46-86l104 6c-6 56-31 101-75 134s-98 51-163 51c-88 0-155-26-201-78-46-51-69-127-69-226 0-97 23-173 69-224 46-50 113-76 199-76 65 0 117 14 159 45s69 74 79 129l-107 5c-6-31-18-58-41-75-21-20-53-30-92-30-57 0-97 18-120 53-25 33-37 89-37 171zM2150 214v370c0 39 4 68 12 89 7 20 21 35 38 45 19 10 44 14 80 14 48 0 88-16 117-47 29-33 44-76 44-134v-337h102v459c0 67 3 109 5 123h-99c0-2-2-6-2-14 0-7 0-17 0-27s-2-29-2-58h-2c-25 41-52 68-84 85-31 16-69 26-117 26-67 0-117-16-149-49-31-31-48-84-48-156v-389zM2784 524c0 70 15 120 44 155 29 37 73 55 130 55 46 0 82-8 109-24 27-17 46-39 54-64l92 24c-37 91-123 138-255 138-92 0-161-26-209-76-49-53-74-129-74-232 0-95 25-169 74-220 48-50 117-76 207-76 182 0 274 104 274 308v12zM3121 450c-4-61-21-106-48-133-27-29-69-43-121-43-49 0-88 16-120 47-29 33-44 74-46 129zM3362 91v-91h105v91zM3362 796v-582h105v582zM3626 796v-796h102v796z">
          <text:p/>
        </draw:path>
        <draw:path draw:style-name="gr1" draw:text-style-name="P1" draw:layer="layout" svg:width="6.683cm" svg:height="1.163cm" svg:x="63.897cm" svg:y="45.335cm" svg:viewBox="0 0 6684 1164" svg:d="M486 193v714h-191v-714h-295v-139h781v139zM1189 921c-107 0-188-30-245-88-56-58-84-142-84-257 0-107 30-191 86-249 59-56 140-86 245-86 101 0 178 31 230 94 55 62 80 152 80 274v4h-450c0 64 12 113 40 144 25 33 60 49 106 49 65 0 105-26 122-78l171 15c-48 117-148 178-301 178zM1189 348c-44 0-75 14-98 41-23 28-36 66-38 117h272c-2-53-17-93-40-119-25-25-56-39-96-39zM1080 193v-20l163-173h168v25l-220 168zM1652 907v-897h184v897zM2322 921c-105 0-187-30-243-88-57-58-86-142-86-257 0-107 29-191 88-249 56-56 138-86 243-86 102 0 178 31 232 94 52 62 80 152 80 274v4h-451c0 64 13 113 38 144 25 33 61 49 109 49 63 0 103-26 121-78l172 15c-50 117-151 178-303 178zM2322 348c-42 0-76 14-99 41-23 28-35 66-38 117h273c-3-53-17-93-40-119-23-25-57-39-96-39zM2213 193v-20l163-173h167v25l-219 168zM3450 576c0 111-23 195-71 255-46 58-113 90-199 90-48 0-92-12-128-32-38-19-65-48-84-85h-4c2 11 4 48 4 111v249h-184v-761c0-62 0-111-4-150h178c2 6 2 21 4 43 2 21 2 43 2 62h4c40-80 115-119 224-119 82 0 145 30 191 88 44 58 67 142 67 249zM3259 576c0-146-48-220-144-220-48 0-86 20-111 61-27 38-40 93-40 163 0 74 13 128 40 165 25 39 63 59 109 59 98 0 146-76 146-228zM3789 383c25-50 54-85 92-109 38-23 82-33 134-33 75 0 132 22 172 63 39 42 58 105 58 188v415h-180v-368c0-113-42-171-125-171-44 0-80 17-107 52s-40 80-40 137v350h-184v-897h184v245c0 43-2 86-6 128zM5101 578c0 109-33 191-96 251s-151 92-261 92c-109 0-195-32-258-92s-94-144-94-251c0-105 31-187 94-247s149-90 262-90c115 0 201 30 261 88 61 58 92 140 92 249zM4909 578c0-76-13-132-40-167-29-35-67-53-119-53-111 0-166 74-166 220 0 76 13 130 40 169 27 37 67 57 117 57 111 0 168-74 168-226zM5713 907v-368c0-115-42-171-126-171-44 0-79 17-107 52-27 35-39 80-39 137v350h-185v-508c0-35 0-64-2-86 0-23 0-42-2-60h174c0 8 2 27 4 60 2 35 4 57 4 68h2c26-48 57-83 93-107 37-23 81-33 133-33 76 0 132 22 172 63 40 42 59 105 59 188v415zM6370 921c-107 0-188-30-245-88-56-58-86-142-86-257 0-107 30-191 88-249 57-56 138-86 245-86 103 0 178 31 232 94 53 62 80 152 80 274v4h-452c0 64 12 113 38 144 25 33 60 49 111 49 62 0 104-26 121-78l172 15c-51 117-151 178-304 178zM6370 348c-44 0-77 14-100 41-23 28-36 66-38 117h274c-2-53-15-93-40-119-23-25-56-39-96-39z">
          <text:p/>
        </draw:path>
        <draw:polygon draw:style-name="gr1" draw:text-style-name="P1" draw:layer="layout" svg:width="0cm" svg:height="5.14cm" svg:x="33.952cm" svg:y="26.25cm" svg:viewBox="0 0 0 5141" draw:points="0,5141 0,5141 0,0 0,0">
          <text:p/>
        </draw:polygon>
        <draw:path draw:style-name="gr3" draw:text-style-name="P3" draw:layer="layout" svg:width="2.123cm" svg:height="0.787cm" svg:x="59.878cm" svg:y="28.431cm" svg:viewBox="0 0 2124 788" svg:d="M388 88v690h-109v-690h-279v-88h669v88zM723 501c0 68 15 120 44 158 29 37 73 55 129 55 44 0 82-10 109-26 25-17 44-39 54-65l92 26c-38 93-123 139-255 139-91 0-162-26-210-78-48-53-73-129-73-233 0-100 25-174 73-226 48-53 117-79 206-79 184 0 273 105 273 315v14zM1059 425c-6-62-21-108-50-138-27-28-67-44-119-44-50 0-90 16-119 50-29 32-46 76-48 132zM1678 778l-167-245-169 245h-110l221-305-211-289h113l156 229 155-229h114l-210 287 223 307zM2124 774c-33 8-69 12-104 12-83 0-125-46-125-135v-398h-71v-69h77l29-136h69v136h115v69h-115v378c0 28 4 48 15 59 10 12 27 18 50 18 14 0 35-4 60-8z">
          <text:p/>
        </draw:path>
        <draw:polygon draw:style-name="gr1" draw:text-style-name="P1" draw:layer="layout" svg:width="25.519cm" svg:height="2.817cm" svg:x="33.979cm" svg:y="36.248cm" svg:viewBox="0 0 25520 2818" draw:points="0,2818 25520,2818 25520,0 0,0">
          <text:p/>
        </draw:polygon>
        <draw:polygon draw:style-name="gr1" draw:text-style-name="P1" draw:layer="layout" svg:width="25.519cm" svg:height="0.071cm" svg:x="33.979cm" svg:y="36.248cm" svg:viewBox="0 0 25520 72" draw:points="0,72 25520,72 25520,0 0,0">
          <text:p/>
        </draw:polygon>
        <draw:polygon draw:style-name="gr1" draw:text-style-name="P1" draw:layer="layout" svg:width="25.519cm" svg:height="0.073cm" svg:x="33.979cm" svg:y="38.992cm" svg:viewBox="0 0 25520 74" draw:points="0,74 25520,74 25520,0 0,0">
          <text:p/>
        </draw:polygon>
        <draw:polygon draw:style-name="gr1" draw:text-style-name="P1" draw:layer="layout" svg:width="0.074cm" svg:height="2.817cm" svg:x="33.979cm" svg:y="36.248cm" svg:viewBox="0 0 75 2818" draw:points="0,2818 75,2818 75,0 0,0">
          <text:p/>
        </draw:polygon>
        <draw:polygon draw:style-name="gr1" draw:text-style-name="P1" draw:layer="layout" svg:width="0.074cm" svg:height="2.817cm" svg:x="59.424cm" svg:y="36.248cm" svg:viewBox="0 0 75 2818" draw:points="0,2818 75,2818 75,0 0,0">
          <text:p/>
        </draw:polygon>
        <draw:path draw:style-name="gr1" draw:text-style-name="P1" draw:layer="layout" svg:width="3.853cm" svg:height="0.931cm" svg:x="33.919cm" svg:y="44.129cm" svg:viewBox="0 0 3854 932" svg:d="M0 920v-874h717v142h-525v221h485v142h-485v229h552v140zM859 667v-150h338v150zM1766 920v-375c0-118-36-176-107-176-37 0-66 18-89 54s-36 82-36 140v357h-181v-519c0-36-2-66-2-88 0-26-2-46-4-64h175c0 8 2 28 4 64 2 34 4 58 4 70h2c23-50 50-88 84-112 33-24 73-34 118-34 109 0 173 48 196 146h5c22-52 52-88 85-114 33-22 75-32 127-32 67 0 119 22 154 68 36 44 55 108 55 192v423h-182v-375c0-118-35-176-104-176-35 0-65 16-88 48-22 34-35 80-37 136v367zM2704 932c-67 0-121-16-159-52-37-36-56-86-56-150 0-67 23-121 71-157 46-36 115-56 206-56l150-2v-34c0-44-8-78-23-98-16-22-41-32-79-32-33 0-58 6-73 22-18 14-29 38-31 74l-190-10c13-64 44-114 94-150 50-34 119-50 209-50 87 0 156 20 204 64 48 42 71 100 71 178v243c0 38 6 64 14 78 9 14 23 22 44 22 15 0 27-2 40-4v94c-11 2-21 4-29 6-9 2-17 4-25 6-9 2-19 2-28 4-10 0-20 0-33 0-46 0-81-10-102-32-23-22-36-54-40-96h-4c-50 88-127 132-231 132zM2916 611h-91c-44 4-73 8-92 14-19 8-31 18-42 34-8 14-12 33-12 57 0 32 6 56 23 72 14 16 37 24 62 24 29 0 54-8 77-24 23-14 42-34 57-60 12-28 18-53 18-83zM3292 128v-128h183v128zM3292 920v-671h183v671zM3671 920v-920h183v920z">
          <text:p/>
        </draw:path>
        <draw:polygon draw:style-name="gr1" draw:text-style-name="P1" draw:layer="layout" svg:width="22.871cm" svg:height="2.817cm" svg:x="63.395cm" svg:y="45.821cm" svg:viewBox="0 0 22872 2818" draw:points="0,2818 22872,2818 22872,0 0,0">
          <text:p/>
        </draw:polygon>
        <draw:polygon draw:style-name="gr1" draw:text-style-name="P1" draw:layer="layout" svg:width="22.871cm" svg:height="0.073cm" svg:x="63.395cm" svg:y="45.821cm" svg:viewBox="0 0 22872 74" draw:points="0,74 22872,74 22872,0 0,0">
          <text:p/>
        </draw:polygon>
        <draw:polygon draw:style-name="gr1" draw:text-style-name="P1" draw:layer="layout" svg:width="22.871cm" svg:height="0.071cm" svg:x="63.395cm" svg:y="48.567cm" svg:viewBox="0 0 22872 72" draw:points="0,72 22872,72 22872,0 0,0">
          <text:p/>
        </draw:polygon>
        <draw:polygon draw:style-name="gr1" draw:text-style-name="P1" draw:layer="layout" svg:width="0.074cm" svg:height="2.817cm" svg:x="63.395cm" svg:y="45.821cm" svg:viewBox="0 0 75 2818" draw:points="0,2818 75,2818 75,0 0,0">
          <text:p/>
        </draw:polygon>
        <draw:polygon draw:style-name="gr1" draw:text-style-name="P1" draw:layer="layout" svg:width="0.074cm" svg:height="2.817cm" svg:x="86.192cm" svg:y="45.821cm" svg:viewBox="0 0 75 2818" draw:points="0,2818 75,2818 75,0 0,0">
          <text:p/>
        </draw:polygon>
        <draw:polygon draw:style-name="gr1" draw:text-style-name="P1" draw:layer="layout" svg:width="22.871cm" svg:height="2.817cm" svg:x="34.052cm" svg:y="51.594cm" svg:viewBox="0 0 22872 2818" draw:points="0,2818 22872,2818 22872,0 0,0">
          <text:p/>
        </draw:polygon>
        <draw:polygon draw:style-name="gr1" draw:text-style-name="P1" draw:layer="layout" svg:width="22.871cm" svg:height="0.071cm" svg:x="34.052cm" svg:y="51.594cm" svg:viewBox="0 0 22872 72" draw:points="0,72 22872,72 22872,0 0,0">
          <text:p/>
        </draw:polygon>
        <draw:polygon draw:style-name="gr1" draw:text-style-name="P1" draw:layer="layout" svg:width="22.871cm" svg:height="0.071cm" svg:x="34.052cm" svg:y="54.34cm" svg:viewBox="0 0 22872 72" draw:points="0,72 22872,72 22872,0 0,0">
          <text:p/>
        </draw:polygon>
        <draw:polygon draw:style-name="gr1" draw:text-style-name="P1" draw:layer="layout" svg:width="0.074cm" svg:height="2.817cm" svg:x="34.052cm" svg:y="51.594cm" svg:viewBox="0 0 75 2818" draw:points="0,2818 75,2818 75,0 0,0">
          <text:p/>
        </draw:polygon>
        <draw:polygon draw:style-name="gr1" draw:text-style-name="P1" draw:layer="layout" svg:width="0.074cm" svg:height="2.817cm" svg:x="56.849cm" svg:y="51.594cm" svg:viewBox="0 0 75 2818" draw:points="0,2818 75,2818 75,0 0,0">
          <text:p/>
        </draw:polygon>
        <draw:path draw:style-name="gr1" draw:text-style-name="P1" draw:layer="layout" svg:width="14.189cm" svg:height="1.182cm" svg:x="34.115cm" svg:y="49.832cm" svg:viewBox="0 0 14190 1183" svg:d="M903 479c0 92-17 172-55 239-35 70-87 122-156 158-69 38-148 56-242 56s-173-18-242-54c-66-38-118-90-154-158-35-69-54-149-54-241 0-140 40-248 119-325 81-82 192-120 333-120 92 0 173 16 242 52 67 38 119 88 154 155 38 68 55 146 55 238zM778 479c0-108-30-194-86-255-56-62-137-92-240-92-104 0-185 30-241 92-57 59-86 145-86 255s29 198 88 261c56 64 135 96 237 96 107 0 186-32 242-94s86-149 86-263zM1661 583c0 231-85 349-258 349-54 0-98-10-131-28-36-18-65-48-88-90 0 14-2 34-2 60-2 26-4 42-4 46h-113c2-22 4-68 4-138v-782h115v263c0 26 0 58-2 94h2c23-42 50-74 88-92 35-18 79-28 131-28 90 0 156 28 196 86 42 56 62 142 62 260zM1541 585c0-92-13-160-40-200-25-42-67-62-127-62-67 0-115 22-144 64-29 44-46 112-46 206 0 87 15 151 44 193s77 64 144 64c60 0 102-22 129-64 25-40 40-107 40-201zM1818 106v-106h117v106zM1935 1002c0 64-13 110-40 137-25 28-65 44-117 44-31 0-60-2-81-6v-85l39 2c32 0 53-6 65-22 11-14 17-42 17-86v-737h117zM2214 609c0 75 17 135 50 177s81 62 144 62c52 0 91-10 123-30 29-18 50-44 60-72l102 26c-41 106-135 160-285 160-102 0-182-30-236-90-54-58-81-146-81-261 0-112 27-196 81-256 54-58 131-88 232-88 206 0 308 120 308 358v14zM2593 523c-8-72-27-122-58-154-31-34-75-50-131-50-59 0-103 18-136 54s-50 86-54 150zM3142 914c-38 10-78 16-119 16-92 0-138-52-138-152v-447h-83v-82h87l34-151h77v151h131v82h-131v423c0 32 6 54 16 68 13 12 32 20 59 20 14 0 37-4 67-10zM4075 812c-23 42-50 74-85 92s-81 28-133 28c-88 0-153-28-196-86-42-56-63-144-63-259 0-234 88-350 259-350 52 0 98 10 133 28s62 48 85 88v-74-279h115v782c0 70 2 116 4 138h-110c-2-8-2-22-4-46s-2-44-2-62zM3721 585c0 94 15 159 40 201 25 40 66 60 125 60 66 0 114-22 144-66 29-44 45-111 45-203 0-90-16-154-45-196-30-40-78-62-142-62-59 0-100 22-127 64-25 40-40 108-40 202zM4469 609c0 75 17 135 50 177 34 42 82 62 146 62 50 0 92-10 121-30 32-18 50-44 63-72l102 26c-42 106-138 160-286 160-104 0-181-30-235-90-54-58-81-146-81-261 0-112 27-196 81-256 54-58 131-88 231-88 207 0 309 120 309 358v14zM4849 523c-6-72-25-122-56-154-32-34-76-50-134-50-56 0-100 18-133 54-34 36-52 86-55 150zM5816 920h-138l-254-671h125l155 435c4 18 18 66 43 148l23-72 25-74 159-437h123zM6775 585c0 115-27 203-81 261-52 58-132 86-234 86s-179-30-231-90-79-146-79-257c0-232 104-348 314-348 107 0 186 28 236 84 50 58 75 144 75 264zM6654 585c0-94-15-160-44-202s-77-64-144-64c-68 0-118 22-148 64-31 44-45 110-45 202 0 88 14 153 45 197 30 44 78 68 140 68 71 0 121-22 150-66 29-42 46-109 46-199zM7202 914c-39 10-79 16-118 16-94 0-140-52-140-152v-447h-81v-82h85l35-151h78v151h129v82h-129v423c0 32 4 54 16 68 11 12 29 20 57 20 14 0 37-4 68-10zM7315 920v-515c0-46 0-98-4-156h110c4 76 6 122 6 138h3c16-58 39-98 62-118 25-22 58-32 102-32 17 0 32 2 48 6v104c-16-6-35-8-62-8-48 0-84 20-111 60-25 40-37 98-37 172v349zM7855 609c0 75 17 135 50 177s81 62 144 62c52 0 91-10 121-30 31-18 52-44 62-72l102 26c-41 106-135 160-285 160-102 0-182-30-236-90-54-58-81-146-81-261 0-112 27-196 81-256 54-58 131-88 232-88 206 0 308 120 308 358v14zM8232 523c-6-72-25-122-56-154-31-34-75-50-131-50-59 0-103 18-136 54s-50 86-54 150zM9302 920v-425c0-64-11-110-30-134-16-26-50-38-100-38-48 0-87 18-116 54-30 36-44 88-44 154v389h-115v-527c0-78-2-126-4-144h108c2 2 2 8 2 18 0 8 3 18 3 30s2 34 2 66h2c25-46 54-80 85-98s71-28 119-28c52 0 94 10 125 30s52 52 65 96h2c25-44 54-76 87-96 34-20 75-30 125-30 71 0 121 18 155 56 31 36 48 96 48 180v447h-115v-425c0-64-10-110-29-134-19-26-52-38-100-38-50 0-90 18-119 54-27 36-42 88-42 154v389zM10098 609c0 75 17 135 50 177s81 62 144 62c52 0 91-10 121-30 31-18 52-44 62-72l102 26c-41 106-135 160-285 160-102 0-182-30-236-90-54-58-81-146-81-261 0-112 27-196 81-256 54-58 132-88 232-88 206 0 308 120 308 358v14zM10475 523c-6-72-25-122-56-154-31-34-75-50-131-50-59 0-103 18-136 54s-50 86-54 150zM11280 734c0 64-25 112-75 146-48 34-119 52-209 52-85 0-152-14-200-42s-77-70-92-128l103-18c10 36 29 62 60 78s75 24 129 24c61 0 105-8 132-26 27-16 39-42 39-76 0-28-8-48-27-65-21-16-50-30-94-40l-81-22c-67-16-115-32-144-48-27-16-50-36-66-58-15-24-23-52-23-84 0-62 23-108 68-140 46-32 111-48 198-48 78 0 138 14 184 40s75 68 87 124l-104 12c-8-28-25-52-54-68-27-16-65-24-113-24-52 0-91 8-116 24-25 14-38 38-38 68 0 20 6 36 17 48 10 12 25 24 46 32s62 20 127 36c62 14 106 28 133 40 27 14 48 28 65 42 14 16 27 34 35 54 9 19 13 41 13 67zM11955 734c0 64-25 112-75 146s-119 52-208 52c-88 0-155-14-200-42-48-28-80-70-94-128l104-18c8 36 29 62 61 78 31 16 72 24 129 24 58 0 102-8 129-26 27-16 42-42 42-76 0-28-11-48-29-65-19-16-51-30-92-40l-84-22c-66-16-112-32-141-48-30-16-50-36-67-58-17-24-25-52-25-84 0-62 23-108 69-140s112-48 200-48c77 0 137 14 183 40s75 68 86 124l-104 12c-7-28-25-52-53-68-29-16-66-24-112-24-54 0-92 8-117 24-25 14-37 38-37 68 0 20 4 36 14 48 11 12 27 24 46 32 21 8 65 20 129 36 61 14 107 28 134 40 27 14 48 28 62 42 17 16 29 34 38 54 8 19 12 41 12 67zM12285 932c-71 0-125-18-161-54-33-36-52-84-52-146 0-67 23-121 71-159s125-58 231-60l157-2v-36c0-54-13-94-36-118-25-24-62-36-114-36-53 0-90 10-113 26-25 18-38 44-44 82l-121-12c21-120 113-180 282-180 87 0 154 20 198 58s66 94 66 168v287c0 34 5 58 13 76 8 16 27 26 52 26 10 0 23-2 38-6v70c-30 6-59 10-90 10-44 0-75-10-94-32s-31-56-33-102h-4c-30 50-63 86-103 108-39 22-87 32-143 32zM12310 848c43 0 81-10 114-28 34-18 59-44 77-76 19-34 30-65 30-99v-56l-128 4c-54 0-95 6-125 14-27 10-50 26-64 46-15 22-23 47-23 81 0 36 10 64 31 84s50 30 88 30zM13118 1183c-77 0-137-16-181-44-46-27-75-69-87-121l116-16c9 30 25 54 50 70 27 18 63 26 105 26 116 0 175-64 175-194v-110h-2c-21 44-53 76-90 98-40 22-83 34-133 34-88 0-151-28-190-84-42-54-63-140-63-255 0-120 23-208 67-264 42-56 108-84 198-84 48 0 92 12 127 32 38 22 65 54 86 92h2c0-10 0-32 2-64 2-30 2-46 4-50h110c-2 22-4 70-4 140v511c0 188-98 283-292 283zM13296 585c0-54-9-102-23-142-17-38-38-68-67-90-27-20-60-32-96-32-58 0-102 22-129 64-27 40-42 108-42 200s13 157 38 197c27 40 71 60 131 60 38 0 71-10 98-32 29-20 50-50 67-88 14-38 23-83 23-137zM13690 609c0 75 16 135 50 177 33 42 81 62 146 62 50 0 91-10 121-30 31-18 50-44 62-72l102 26c-41 106-137 160-285 160-105 0-182-30-236-90-54-58-81-146-81-261 0-112 27-196 81-256 54-58 131-88 231-88 207 0 309 120 309 358v14zM14069 523c-6-72-25-122-56-154-31-34-75-50-134-50-56 0-102 18-133 54-33 36-52 86-54 150z">
          <text:p/>
        </draw:path>
        <draw:polygon draw:style-name="gr1" draw:text-style-name="P1" draw:layer="layout" svg:width="54.72cm" svg:height="12.04cm" svg:x="33.952cm" svg:y="58.822cm" svg:viewBox="0 0 54721 12041" draw:points="0,12041 54721,12041 54721,0 0,0">
          <text:p/>
        </draw:polygon>
        <draw:polygon draw:style-name="gr1" draw:text-style-name="P1" draw:layer="layout" svg:width="48.243cm" svg:height="0.073cm" svg:x="34.494cm" svg:y="70.672cm" svg:viewBox="0 0 48244 74" draw:points="0,74 48244,74 48244,0 0,0">
          <text:p/>
        </draw:polygon>
        <draw:path draw:style-name="gr1" draw:text-style-name="P1" draw:layer="layout" svg:width="8.915cm" svg:height="1.136cm" svg:x="33.983cm" svg:y="56.916cm" svg:viewBox="0 0 8916 1137" svg:d="M500 876h-127l-373-876h131l253 617 54 153 54-153 250-617h129zM1499 539c0 118-27 205-81 263-55 56-132 86-234 86s-179-30-233-90c-53-60-78-145-78-259 0-230 105-345 313-345 109 0 186 28 236 83 50 58 77 144 77 262zM1376 539c0-92-15-158-44-200-27-42-75-64-144-64-66 0-117 22-148 64-29 42-44 110-44 200s15 155 44 199 77 66 142 66c69 0 119-20 150-64 29-42 44-109 44-201zM1924 870c-37 10-77 16-119 16-91 0-137-52-137-154v-445h-84v-81h88l33-150h77v150h132v81h-132v421c0 32 7 56 17 68 13 14 31 20 58 20 15 0 38-2 67-8zM2039 876v-515c0-46-2-98-4-155h108c4 75 6 121 6 137h2c19-58 40-98 65-117 23-22 58-32 102-32 15 0 31 2 48 6v101c-17-4-37-6-63-6-47 0-85 20-110 60-27 40-40 96-40 172v349zM2577 565c0 76 16 135 50 177 33 40 81 62 146 62 50 0 89-10 120-30 30-20 50-44 61-74l104 28c-42 106-137 160-285 160-105 0-184-30-236-90-54-58-81-145-81-261 0-112 27-196 81-256 52-57 131-87 231-87 205 0 309 117 309 355v16zM2956 479c-6-72-25-122-56-156-32-32-75-48-134-48-56 0-102 18-133 54-33 36-52 86-54 150zM4023 876v-425c0-66-8-110-27-134-19-26-52-38-100-38-50 0-89 18-119 54-27 36-41 88-41 154v389h-117v-527c0-78 0-125-4-143h110c0 2 0 8 2 16 0 9 0 19 0 31 2 12 2 34 4 66 25-46 55-80 86-97 33-20 73-28 119-28 54 0 96 10 127 30 29 19 52 51 62 95h3c25-44 54-76 87-95 36-20 77-30 125-30 71 0 123 18 154 53 34 38 48 98 48 182v447h-114v-425c0-66-9-110-27-134-19-26-52-38-103-38-50 0-89 18-116 54-29 36-44 88-44 154v389zM4820 565c0 76 16 135 50 177 33 40 81 62 146 62 50 0 89-10 120-30 30-20 51-44 61-74l104 28c-42 106-137 160-285 160-105 0-184-30-236-90-54-58-81-145-81-261 0-112 27-196 81-256 52-57 129-87 231-87 205 0 309 117 309 355v16zM5199 479c-6-72-25-122-56-156-32-32-75-48-134-48-56 0-102 18-133 54-33 36-52 86-54 150zM6004 690c0 64-25 112-75 146s-119 52-209 52c-87 0-154-14-200-42-48-28-79-70-94-128l104-20c9 36 30 64 61 80s73 24 129 24c59 0 102-8 129-26 28-16 42-42 42-78 0-25-10-47-29-63s-50-30-92-42l-83-20c-67-16-113-34-142-50-29-14-50-34-67-58-16-22-25-50-25-82 0-62 23-108 69-140 46-31 113-47 200-47 77 0 138 12 184 37 46 28 73 68 85 126l-104 12c-6-30-25-52-52-68-29-16-67-24-113-24-54 0-91 8-116 22-25 16-38 40-38 70 0 20 4 36 15 48 10 12 27 22 45 32 21 8 65 20 130 34 60 16 106 30 133 42 27 14 48 28 63 42 16 16 29 32 37 52 9 22 13 44 13 69zM6679 690c0 64-25 112-73 146-50 34-121 52-210 52-86 0-153-14-203-42-48-28-77-70-91-128l104-20c10 36 29 64 60 80 32 16 75 24 130 24 60 0 104-8 131-26 27-16 40-42 40-78 0-25-9-47-28-63-20-16-50-30-91-42l-84-20c-66-16-114-34-141-50-32-14-55-34-69-58-17-22-25-50-25-82 0-62 23-108 71-140 46-31 110-47 198-47 77 0 137 12 183 37 46 28 75 68 88 126l-105 12c-8-30-25-52-54-68-27-16-64-24-112-24-52 0-92 8-117 22-25 16-35 40-35 70 0 20 4 36 14 48 11 12 25 22 46 32 21 8 62 20 127 34 63 16 106 30 134 42 27 14 47 28 64 42 17 16 27 32 36 52 8 22 12 44 12 69zM7008 888c-70 0-123-18-158-54s-52-84-52-146c0-69 23-121 71-159s125-58 231-60l157-2v-36c0-56-13-94-38-118-23-24-60-36-113-36-52 0-89 8-114 26-23 16-38 44-42 82l-121-12c19-120 113-179 280-179 87 0 154 18 198 57 45 38 66 94 66 168v287c0 34 4 58 15 76 8 16 25 24 52 24 10 0 23 0 38-4v70c-30 6-61 10-90 10-44 0-75-12-96-32-19-22-29-56-31-102h-4c-30 50-65 86-105 108-39 20-87 32-144 32zM7036 804c41 0 81-10 112-28 33-18 61-44 79-76 19-33 30-65 30-99v-56l-128 2c-56 2-98 6-125 16-29 10-50 26-64 46-15 20-23 48-23 81 0 36 10 64 31 84 19 20 48 30 88 30zM7842 1137c-75 0-135-13-181-41-46-30-73-70-88-122l117-18c8 32 25 56 52 72 27 18 61 26 104 26 115 0 174-66 174-196v-108c-23 44-53 76-92 98-38 22-84 32-134 32-85 0-148-26-189-82-40-54-61-139-61-255 0-120 21-208 65-264 44-55 110-83 198-83 50 0 92 10 129 31 38 22 65 52 84 92h2c0-12 2-32 2-64 2-29 4-47 6-49h108c-2 21-2 67-2 137v513c0 188-98 281-294 281zM8020 541c0-56-9-102-23-142-15-40-38-70-65-90-29-22-60-32-96-32-60 0-104 22-131 62-27 42-40 110-40 202s13 157 38 197 68 60 131 60c38 0 69-10 98-32 27-20 50-50 65-87 14-40 23-86 23-138zM8416 565c0 76 16 135 50 177 33 40 81 62 143 62 53 0 92-10 123-30 30-20 50-44 61-74l102 28c-42 106-135 160-286 160-102 0-181-30-235-90-54-58-81-145-81-261 0-112 27-196 81-256 54-57 131-87 231-87 207 0 311 117 311 355v16zM8795 479c-8-72-27-122-58-156-30-32-75-48-132-48-56 0-102 18-135 54-34 36-50 86-54 150z">
          <text:p/>
        </draw:path>
        <draw:path draw:style-name="gr1" draw:text-style-name="P1" draw:layer="layout" svg:width="9.442cm" svg:height="1.196cm" svg:x="34.602cm" svg:y="72.416cm" svg:viewBox="0 0 9443 1197" svg:d="M123 156v325h509v98h-509v353h-123v-872h646v96zM798 120v-106h117v106zM798 932v-671h117v671zM1194 595c0 87 15 153 44 197 29 42 73 64 132 64 41 0 77-10 104-32 29-22 46-54 52-100l119 8c-11 64-40 116-88 154s-108 58-183 58c-98 0-173-30-223-88-52-60-77-146-77-259 0-112 25-198 77-258s125-90 223-90c71 0 129 18 177 54s77 84 88 148l-119 8c-7-38-21-68-46-90s-59-32-104-32c-61 0-107 20-134 58-27 40-42 106-42 200zM1895 377c25-44 56-76 92-96 35-22 79-32 133-32 75 0 131 18 167 54 37 38 54 98 54 182v447h-117v-425c0-46-4-82-14-104-9-24-23-40-44-52-21-10-50-16-86-16-54 0-98 18-131 54-33 38-50 86-50 148v395h-117v-918h117v237c0 26 0 52-2 80-2 26-2 42-2 46zM2529 120v-106h114v106zM2529 932v-671h114v671zM2923 621c0 77 16 135 50 177 33 42 81 62 146 62 50 0 91-10 120-30 32-18 51-42 63-72l102 28c-42 106-137 158-285 158-105 0-184-30-236-88-54-60-81-148-81-263 0-110 27-196 81-254 52-60 131-90 231-90 207 0 309 120 309 358v14zM3302 535c-6-70-25-122-56-154-32-32-75-48-134-48-56 0-102 18-133 54-33 36-52 84-54 148zM3586 932v-513c0-48-3-100-5-158h109c4 76 6 122 6 138h2c19-58 40-98 65-118 23-22 58-32 102-32 14 0 31 2 48 6v104c-17-4-38-8-63-8-48 0-85 20-110 60-27 40-40 98-40 172v349zM4594 944c-70 0-125-18-158-54-35-36-54-84-54-146 0-67 25-121 71-159 48-36 125-56 231-58l156-4v-36c0-54-12-94-35-118-25-22-63-34-115-34s-89 8-112 24c-25 18-38 44-42 82l-123-10c21-122 113-182 282-182 87 0 154 20 198 58 43 38 66 94 66 168v289c0 32 4 58 13 74 8 18 27 26 52 26 10 0 25-2 40-4v68c-32 8-61 10-90 10-44 0-77-10-96-32s-31-56-33-102h-5c-29 50-62 86-102 108-39 22-87 32-144 32zM4620 860c43 0 81-8 114-28 34-18 59-44 77-76 21-32 29-66 29-99v-54l-125 2c-56 0-98 6-127 16-27 10-50 24-64 46-15 19-21 45-21 79 0 36 8 64 29 84s50 30 88 30zM4730 188l-215-172v-16h136l139 176v12zM5543 120v-106h117v106zM5660 1016c0 64-15 110-40 137-25 30-65 44-117 44-33 0-60-2-81-6v-85l40 4c31 0 52-8 62-22 13-16 19-44 19-88v-739h117zM6439 597c0 117-25 203-79 261s-131 86-235 86c-100 0-180-30-232-90-52-58-77-146-77-257 0-232 104-348 313-348 106 0 185 28 235 86 50 56 75 144 75 262zM6318 597c0-92-14-160-43-202-27-42-77-62-144-62-69 0-117 20-148 64-29 42-44 108-44 200 0 87 15 153 44 197 29 46 77 68 142 68 68 0 118-22 150-66 29-42 43-110 43-199zM6596 120v-106h116v106zM6596 932v-671h116v671zM7346 932v-425c0-44-4-78-12-102-11-24-25-42-44-54-19-10-48-16-88-16-54 0-100 18-131 56-33 36-50 88-50 152v389h-115v-527c0-78-2-126-4-144h109c2 2 2 8 2 18 0 8 2 20 2 32 0 10 2 32 2 66h2c27-48 56-80 92-98 35-20 79-30 131-30 77 0 133 18 169 56 35 36 54 96 54 180v447zM8095 824c-21 44-50 74-86 92-35 18-81 28-135 28-88 0-153-28-194-86-42-56-63-142-63-259 0-232 86-350 257-350 54 0 100 10 135 28 36 20 65 48 86 90h2l-2-76v-277h116v780c0 70 0 116 2 138h-110c0-6-2-22-4-46 0-24-2-44-2-62zM7740 597c0 93 13 159 38 201 27 40 68 60 127 60 67 0 115-22 146-66 29-44 44-112 44-203 0-90-15-154-44-196-31-40-79-60-146-60-59 0-100 20-125 62-27 40-40 108-40 202zM8403 932v-513c0-48 0-100-2-158h108c5 76 7 122 7 138h2c18-58 39-98 62-118 25-22 59-32 102-32 17 0 34 2 48 6v104c-14-4-35-8-60-8-48 0-86 20-113 60-25 40-37 98-37 172v349zM8943 621c0 77 17 135 50 177s81 62 146 62c50 0 90-10 121-30 29-18 50-42 60-72l102 28c-41 106-135 158-283 158-104 0-183-30-238-88-54-60-81-148-81-263 0-110 27-196 81-254 55-60 132-90 232-90 206 0 310 120 310 358v14zM9322 535c-8-70-27-122-58-154-29-32-75-48-131-48-57 0-102 18-136 54-31 36-50 84-54 148z">
          <text:p/>
        </draw:path>
        <draw:polygon draw:style-name="gr1" draw:text-style-name="P1" draw:layer="layout" svg:width="16.547cm" svg:height="1.833cm" svg:x="34.494cm" svg:y="74.966cm" svg:viewBox="0 0 16548 1834" draw:points="0,1834 16548,1834 16548,0 0,0">
          <text:p/>
        </draw:polygon>
        <draw:polygon draw:style-name="gr1" draw:text-style-name="P1" draw:layer="layout" svg:width="16.547cm" svg:height="0.073cm" svg:x="34.494cm" svg:y="74.966cm" svg:viewBox="0 0 16548 74" draw:points="0,74 16548,74 16548,0 0,0">
          <text:p/>
        </draw:polygon>
        <draw:polygon draw:style-name="gr1" draw:text-style-name="P1" draw:layer="layout" svg:width="16.547cm" svg:height="0.073cm" svg:x="34.494cm" svg:y="76.727cm" svg:viewBox="0 0 16548 74" draw:points="0,74 16548,74 16548,0 0,0">
          <text:p/>
        </draw:polygon>
        <draw:polygon draw:style-name="gr1" draw:text-style-name="P1" draw:layer="layout" svg:width="0.074cm" svg:height="1.833cm" svg:x="34.494cm" svg:y="74.966cm" svg:viewBox="0 0 75 1834" draw:points="0,1834 75,1834 75,0 0,0">
          <text:p/>
        </draw:polygon>
        <draw:polygon draw:style-name="gr1" draw:text-style-name="P1" draw:layer="layout" svg:width="0.074cm" svg:height="1.833cm" svg:x="50.967cm" svg:y="74.966cm" svg:viewBox="0 0 75 1834" draw:points="0,1834 75,1834 75,0 0,0">
          <text:p/>
        </draw:polygon>
        <draw:polygon draw:style-name="gr1" draw:text-style-name="P1" draw:layer="layout" svg:width="18.533cm" svg:height="3.451cm" svg:x="50.01cm" svg:y="79.542cm" svg:viewBox="0 0 18534 3452" draw:points="0,3452 18534,3452 18534,0 0,0">
          <text:p/>
        </draw:polygon>
        <draw:polygon draw:style-name="gr1" draw:text-style-name="P1" draw:layer="layout" svg:width="18.533cm" svg:height="0.073cm" svg:x="50.01cm" svg:y="79.542cm" svg:viewBox="0 0 18534 74" draw:points="0,74 18534,74 18534,0 0,0">
          <text:p/>
        </draw:polygon>
        <draw:polygon draw:style-name="gr1" draw:text-style-name="P1" draw:layer="layout" svg:width="18.533cm" svg:height="0.071cm" svg:x="50.01cm" svg:y="82.923cm" svg:viewBox="0 0 18534 72" draw:points="0,72 18534,72 18534,0 0,0">
          <text:p/>
        </draw:polygon>
        <draw:polygon draw:style-name="gr1" draw:text-style-name="P1" draw:layer="layout" svg:width="0.074cm" svg:height="3.451cm" svg:x="50.01cm" svg:y="79.542cm" svg:viewBox="0 0 75 3452" draw:points="0,3452 75,3452 75,0 0,0">
          <text:p/>
        </draw:polygon>
        <draw:polygon draw:style-name="gr1" draw:text-style-name="P1" draw:layer="layout" svg:width="0.074cm" svg:height="3.451cm" svg:x="68.469cm" svg:y="79.542cm" svg:viewBox="0 0 75 3452" draw:points="0,3452 75,3452 75,0 0,0">
          <text:p/>
        </draw:polygon>
        <draw:path draw:style-name="gr3" draw:text-style-name="P3" draw:layer="layout" svg:width="4.199cm" svg:height="1.011cm" svg:x="57.214cm" svg:y="80.879cm" svg:viewBox="0 0 4200 1012" svg:d="M0 776v-776h615v86h-505v249h472v84h-472v271h528v86zM1163 776v-377c0-40-4-72-12-92-9-22-21-38-38-48-19-10-44-14-79-14-50 0-88 16-117 50-29 32-44 78-44 136v345h-102v-469c0-70-2-111-4-125h98c0 0 0 6 2 14 0 8 0 16 0 28 0 9 2 29 2 57h2c23-40 52-69 82-85 31-18 71-26 116-26 69 0 119 16 150 48 32 31 48 85 48 161v397zM1695 776h-123l-225-594h110l138 387c4 14 16 58 39 129l19-63 23-66 142-387h110zM2537 477c0 106-25 182-73 233-48 50-117 76-208 76-90 0-159-26-207-80-46-51-69-129-69-229 0-206 94-307 280-307 94 0 164 26 210 73 44 50 67 128 67 234zM2426 477c0-82-12-142-37-178-25-38-67-58-129-58-61 0-105 20-130 58-27 38-41 98-41 178s14 138 39 178c27 37 69 57 128 57 60 0 106-18 131-55 27-38 39-98 39-180zM2695 1012c-29 0-52-2-70-6v-74c14 2 29 4 47 4 65 0 115-48 153-140l10-24-246-590h108l132 327c2 6 4 12 6 18 4 8 13 32 27 72 15 42 23 64 23 70l42-110 135-377h109l-240 594c-25 64-48 110-71 144-21 30-46 54-73 70-27 14-58 22-92 22zM3331 499c0 68 15 120 44 158 31 35 73 55 129 55 46 0 82-10 109-26 27-17 45-39 56-65l92 26c-40 93-123 139-257 139-91 0-160-26-208-78-48-51-73-131-73-233 0-100 25-174 73-228 48-51 117-77 206-77 182 0 275 105 275 315v14zM3669 423c-6-62-23-108-50-138-27-28-67-44-119-44-50 0-90 16-119 50-31 32-46 76-48 132zM3911 776v-457c0-42-2-88-4-137h98c4 65 4 107 4 119h2c19-50 37-85 58-103s52-28 92-28c12 0 27 2 39 6v89c-12-4-31-6-54-6-43 0-75 18-98 54s-33 86-33 152v311z">
          <text:p/>
        </draw:path>
        <draw:path draw:style-name="gr1" draw:text-style-name="P1" draw:layer="layout" svg:width="6.655cm" svg:height="1.192cm" svg:x="63.631cm" svg:y="43.907cm" svg:viewBox="0 0 6656 1193" svg:d="M484 198v732h-190v-732h-294v-142h778v142zM1184 944c-106 0-188-30-244-90s-83-146-83-263c0-110 29-196 85-256 59-58 140-88 244-88 100 0 177 32 229 96 55 64 80 156 80 282v4h-449c0 65 13 115 40 147 25 34 61 50 106 50 65 0 105-26 121-80l171 16c-48 120-148 182-300 182zM1184 357c-44 0-75 14-98 42s-35 68-37 120h271c-3-54-17-96-40-122-25-26-56-40-96-40zM1076 198v-20l162-178h167v26l-219 172zM1645 930v-920h183v920zM2312 944c-104 0-186-30-242-90s-85-146-85-263c0-110 29-196 87-256 56-58 138-88 242-88 102 0 177 32 231 96 52 64 80 156 80 282v4h-449c0 65 13 115 38 147 25 34 60 50 108 50 63 0 102-26 121-80l171 16c-50 120-150 182-302 182zM2312 357c-42 0-75 14-98 42s-36 68-38 120h271c-2-54-16-96-39-122s-57-40-96-40zM2203 198v-20l163-178h167v26l-219 172zM3435 591c0 113-22 199-70 261-46 60-113 92-198 92-48 0-92-12-128-32-37-20-64-50-83-88h-4c2 12 4 50 4 114v255h-183v-780c0-64 0-114-5-154h178c2 6 2 22 4 44s2 44 2 64h4c40-82 115-122 223-122 81 0 144 30 190 90 44 60 66 146 66 256zM3246 591c0-150-48-226-144-226-48 0-86 20-111 62-27 40-39 96-39 168 0 76 12 131 39 169 25 40 63 60 109 60 98 0 146-78 146-233zM3773 393c25-52 54-88 92-112 37-24 81-34 133-34 75 0 132 22 171 64 40 44 59 108 59 194v425h-180v-377c0-116-41-176-125-176-44 0-79 18-106 54s-40 82-40 140v359h-183v-920h183v251c0 44-2 88-6 132zM5080 593c0 111-33 195-96 257-62 62-150 94-260 94-109 0-194-32-257-94-62-62-93-148-93-257 0-108 31-192 93-254 63-62 148-92 261-92 115 0 200 30 260 90 61 60 92 144 92 256zM4888 593c0-78-12-136-39-172-29-36-67-54-119-54-110 0-165 76-165 226 0 78 13 133 40 173 27 38 67 58 117 58 110 0 166-76 166-231zM5689 930v-377c0-118-42-176-125-176-44 0-79 18-106 54-28 36-40 82-40 140v359h-184v-521c0-36 0-66-2-88 0-24 0-44-2-62h173c0 8 2 28 4 62 3 36 5 58 5 70h2c25-50 56-86 91-110 38-24 82-34 134-34 75 0 131 22 171 64 39 44 58 108 58 194v425zM6343 944c-106 0-187-30-243-90-57-60-86-146-86-263 0-110 29-196 88-256 56-58 137-88 244-88 102 0 177 32 231 96 52 64 79 156 79 282v4h-450c0 65 12 115 37 147 25 34 61 50 111 50 62 0 104-26 121-80l171 16c-50 120-150 182-303 182zM6343 357c-43 0-77 14-100 42s-35 68-37 120h273c-2-54-15-96-40-122-23-26-56-40-96-40z">
          <text:p/>
        </draw:path>
        <draw:custom-shape draw:style-name="gr5" draw:text-style-name="P6" draw:layer="layout" svg:width="21.889cm" svg:height="2.495cm" svg:x="55.319cm" svg:y="33.378cm">
          <text:p text:style-name="P5"><text:span text:style-name="T1">Prén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21.889cm" svg:height="2.495cm" svg:x="25.092cm" svg:y="33.378cm">
          <text:p text:style-name="P5"><text:span text:style-name="T1">N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21.888cm" svg:height="2.495cm" svg:x="25.614cm" svg:y="43.356cm">
          <text:p text:style-name="P5"><text:span text:style-name="T1">E-mail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6.481cm" svg:height="2.495cm" svg:x="49.065cm" svg:y="43.356cm">
          <text:p text:style-name="P5"><text:span text:style-name="T1">Téléphone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32.311cm" svg:height="2.495cm" svg:x="26.656cm" svg:y="49.343cm">
          <text:p text:style-name="P5"><text:span text:style-name="T1">Objet de votre mess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37.523cm" svg:height="1.497cm" svg:x="20.923cm" svg:y="56.826cm">
          <text:p text:style-name="P5"><text:span text:style-name="T1">Votre mess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21.888cm" svg:height="2.496cm" svg:x="29.262cm" svg:y="71.792cm">
          <text:p text:style-name="P5"><text:span text:style-name="T1">Fichier à joind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1" draw:text-style-name="P1" draw:layer="layout" svg:width="25.519cm" svg:height="2.817cm" svg:x="63.153cm" svg:y="36.202cm" svg:viewBox="0 0 25520 2818" draw:points="0,2818 25520,2818 25520,0 0,0">
          <text:p/>
        </draw:polygon>
        <draw:polygon draw:style-name="gr1" draw:text-style-name="P1" draw:layer="layout" svg:width="25.519cm" svg:height="2.817cm" svg:x="63.153cm" svg:y="45.851cm" svg:viewBox="0 0 25520 2818" draw:points="0,2818 25520,2818 25520,0 0,0">
          <text:p/>
        </draw:polygon>
        <draw:polygon draw:style-name="gr1" draw:text-style-name="P1" draw:layer="layout" svg:width="25.519cm" svg:height="2.817cm" svg:x="33.969cm" svg:y="45.851cm" svg:viewBox="0 0 25520 2818" draw:points="0,2818 25520,2818 25520,0 0,0">
          <text:p/>
        </draw:polygon>
        <draw:polygon draw:style-name="gr1" draw:text-style-name="P1" draw:layer="layout" svg:width="25.519cm" svg:height="2.817cm" svg:x="33.969cm" svg:y="51.838cm" svg:viewBox="0 0 25520 2818" draw:points="0,2818 25520,2818 25520,0 0,0">
          <text:p/>
        </draw:polygon>
        <draw:polygon draw:style-name="gr1" draw:text-style-name="P1" draw:layer="layout" svg:width="25.519cm" svg:height="2.817cm" svg:x="33.969cm" svg:y="74.288cm" svg:viewBox="0 0 25520 2818" draw:points="0,2818 25520,2818 25520,0 0,0">
          <text:p/>
        </draw:polygon>
        <draw:frame draw:style-name="gr11" draw:text-style-name="P7" draw:layer="layout" svg:width="56.285cm" svg:height="44.902cm" svg:x="33.952cm" svg:y="40.861cm">
          <draw:image xlink:href="Pictures/10000000000001FC00000189D980012FEBDC80C4.png" xlink:type="simple" xlink:show="embed" xlink:actuate="onLoad" draw:mime-type="image/png">
            <text:p/>
          </draw:image>
        </draw:frame>
        <draw:polygon draw:style-name="gr12" draw:text-style-name="P8" draw:layer="layout" svg:width="118.822cm" svg:height="63.858cm" svg:x="0.077cm" svg:y="27.392cm" svg:viewBox="0 0 118823 63859" draw:points="0,63859 118823,63859 118823,0 0,0">
          <text:p/>
        </draw:polygon>
        <draw:frame draw:style-name="gr13" draw:text-style-name="P7" draw:layer="layout" svg:width="41.25cm" svg:height="60.537cm" svg:x="39.5cm" svg:y="28.22cm">
          <draw:image xlink:href="Pictures/100000000000011D0000013DF9794F27AA1E6802.png" xlink:type="simple" xlink:show="embed" xlink:actuate="onLoad" draw:mime-type="image/png">
            <text:p/>
          </draw:image>
        </draw:frame>
        <draw:polygon draw:style-name="gr1" draw:text-style-name="P1" draw:layer="layout" svg:width="118.253cm" svg:height="0.073cm" svg:x="0.077cm" svg:y="90.179cm" svg:viewBox="0 0 118254 74" draw:points="0,74 118254,74 118254,0 0,0">
          <text:p/>
        </draw:polygon>
        <draw:polygon draw:style-name="gr3" draw:text-style-name="P3" draw:layer="layout" svg:width="118.748cm" svg:height="16.993cm" svg:x="0.151cm" svg:y="102.256cm" svg:viewBox="0 0 118749 16994" draw:points="0,16994 118749,16994 118749,0 0,0">
          <text:p/>
        </draw:polygon>
        <draw:custom-shape draw:style-name="gr14" draw:text-style-name="P10" draw:layer="layout" svg:width="10cm" svg:height="9.25cm" svg:x="54.25cm" svg:y="105.25cm">
          <text:p text:style-name="P9"><text:span text:style-name="T2">Map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0" draw:layer="layout" svg:width="10cm" svg:height="9.25cm" svg:x="54.75cm" svg:y="92.25cm">
          <text:p text:style-name="P9"><text:span text:style-name="T2">Pieds de p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1" draw:text-style-name="P1" draw:layer="layout" svg:width="118.253cm" svg:height="0.073cm" svg:x="0cm" svg:y="102.426cm" svg:viewBox="0 0 118254 74" draw:points="0,74 118254,74 118254,0 0,0">
          <text:p/>
        </draw:polygon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entury" svg:font-family="Centur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apyrus" svg:font-family="Papyrus" style:font-family-generic="script" style:font-pitch="variable"/>
    <style:font-face style:name="Bahnschrift Light Condensed" svg:font-family="'Bahnschrift Light Condensed'" style:font-adornments="Light Condensed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0-11-25T19:12:35.482000000</dc:date>
    <meta:editing-duration>PT16M43S</meta:editing-duration>
    <meta:editing-cycles>4</meta:editing-cycles>
    <meta:generator>LibreOffice/7.0.1.2$Windows_X86_64 LibreOffice_project/7cbcfc562f6eb6708b5ff7d7397325de9e764452</meta:generator>
    <meta:document-statistic meta:object-count="178"/>
  </office:meta>
</office:document-meta>
</file>